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2.4276in" svg:height="6.8811in" svg:x="5.7217in" svg:y="0.2406in">
            <draw:object draw:notify-on-update-of-ranges="data.A1:data.A100 data.D1:data.D100 data.A1:data.A100 data.E1:data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0.271480834999238" calcext:value-type="float">
            <text:p>0.271480834999238</text:p>
          </table:table-cell>
          <table:table-cell office:value-type="float" office:value="101968" calcext:value-type="float">
            <text:p>101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8105750999821" calcext:value-type="float">
            <text:p>0.598105750999821</text:p>
          </table:table-cell>
          <table:table-cell office:value-type="float" office:value="104268" calcext:value-type="float">
            <text:p>104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050085000621" calcext:value-type="float">
            <text:p>0.315050085000621</text:p>
          </table:table-cell>
        </table:table-row>
        <table:table-row table:style-name="ro1">
          <table:table-cell office:value-type="float" office:value="0.766016734999539" calcext:value-type="float">
            <text:p>0.766016734999539</text:p>
          </table:table-cell>
          <table:table-cell office:value-type="float" office:value="105395" calcext:value-type="float">
            <text:p>105395</text:p>
          </table:table-cell>
          <table:table-cell office:value-type="float" office:value="39600" calcext:value-type="float">
            <text:p>39600</text:p>
          </table:table-cell>
          <table:table-cell office:value-type="float" office:value="0" calcext:value-type="float">
            <text:p>0</text:p>
          </table:table-cell>
          <table:table-cell office:value-type="float" office:value="0.160051548000411" calcext:value-type="float">
            <text:p>0.160051548000411</text:p>
          </table:table-cell>
        </table:table-row>
        <table:table-row table:style-name="ro1">
          <table:table-cell office:value-type="float" office:value="0.868931656999848" calcext:value-type="float">
            <text:p>0.868931656999848</text:p>
          </table:table-cell>
          <table:table-cell office:value-type="float" office:value="106061" calcext:value-type="float">
            <text:p>106061</text:p>
          </table:table-cell>
          <table:table-cell office:value-type="float" office:value="52800" calcext:value-type="float">
            <text:p>52800</text:p>
          </table:table-cell>
          <table:table-cell office:value-type="float" office:value="0" calcext:value-type="float">
            <text:p>0</text:p>
          </table:table-cell>
          <table:table-cell office:value-type="float" office:value="0.104167237999718" calcext:value-type="float">
            <text:p>0.104167237999718</text:p>
          </table:table-cell>
        </table:table-row>
        <table:table-row table:style-name="ro1">
          <table:table-cell office:value-type="float" office:value="0.990787509999791" calcext:value-type="float">
            <text:p>0.990787509999791</text:p>
          </table:table-cell>
          <table:table-cell office:value-type="float" office:value="106821" calcext:value-type="float">
            <text:p>106821</text:p>
          </table:table-cell>
          <table:table-cell office:value-type="float" office:value="67200" calcext:value-type="float">
            <text:p>67200</text:p>
          </table:table-cell>
          <table:table-cell office:value-type="float" office:value="0.25" calcext:value-type="float">
            <text:p>0.25</text:p>
          </table:table-cell>
          <table:table-cell office:value-type="float" office:value="0.225279002000207" calcext:value-type="float">
            <text:p>0.225279002000207</text:p>
          </table:table-cell>
        </table:table-row>
        <table:table-row table:style-name="ro1">
          <table:table-cell office:value-type="float" office:value="1.10707274499964" calcext:value-type="float">
            <text:p>1.10707274499964</text:p>
          </table:table-cell>
          <table:table-cell office:value-type="float" office:value="107515" calcext:value-type="float">
            <text:p>107515</text:p>
          </table:table-cell>
          <table:table-cell office:value-type="float" office:value="67200" calcext:value-type="float">
            <text:p>67200</text:p>
          </table:table-cell>
          <table:table-cell office:value-type="float" office:value="0.422222222222222" calcext:value-type="float">
            <text:p>0.422222222222222</text:p>
          </table:table-cell>
          <table:table-cell office:value-type="float" office:value="0.115692147999653" calcext:value-type="float">
            <text:p>0.115692147999653</text:p>
          </table:table-cell>
        </table:table-row>
        <table:table-row table:style-name="ro1">
          <table:table-cell office:value-type="float" office:value="1.21873999399941" calcext:value-type="float">
            <text:p>1.21873999399941</text:p>
          </table:table-cell>
          <table:table-cell office:value-type="float" office:value="108149" calcext:value-type="float">
            <text:p>108149</text:p>
          </table:table-cell>
          <table:table-cell office:value-type="float" office:value="75600" calcext:value-type="float">
            <text:p>75600</text:p>
          </table:table-cell>
          <table:table-cell office:value-type="float" office:value="0.537777777777778" calcext:value-type="float">
            <text:p>0.537777777777778</text:p>
          </table:table-cell>
          <table:table-cell office:value-type="float" office:value="0.22330436700031" calcext:value-type="float">
            <text:p>0.22330436700031</text:p>
          </table:table-cell>
        </table:table-row>
        <table:table-row table:style-name="ro1">
          <table:table-cell office:value-type="float" office:value="1.33832467999946" calcext:value-type="float">
            <text:p>1.33832467999946</text:p>
          </table:table-cell>
          <table:table-cell office:value-type="float" office:value="108790" calcext:value-type="float">
            <text:p>108790</text:p>
          </table:table-cell>
          <table:table-cell office:value-type="float" office:value="74400" calcext:value-type="float">
            <text:p>74400</text:p>
          </table:table-cell>
          <table:table-cell office:value-type="float" office:value="0.612040404040404" calcext:value-type="float">
            <text:p>0.612040404040404</text:p>
          </table:table-cell>
          <table:table-cell office:value-type="float" office:value="0.227321896999456" calcext:value-type="float">
            <text:p>0.227321896999456</text:p>
          </table:table-cell>
        </table:table-row>
        <table:table-row table:style-name="ro1">
          <table:table-cell office:value-type="float" office:value="1.45794155499971" calcext:value-type="float">
            <text:p>1.45794155499971</text:p>
          </table:table-cell>
          <table:table-cell office:value-type="float" office:value="109389" calcext:value-type="float">
            <text:p>109389</text:p>
          </table:table-cell>
          <table:table-cell office:value-type="float" office:value="78000" calcext:value-type="float">
            <text:p>78000</text:p>
          </table:table-cell>
          <table:table-cell office:value-type="float" office:value="0.65629898989899" calcext:value-type="float">
            <text:p>0.65629898989899</text:p>
          </table:table-cell>
          <table:table-cell office:value-type="float" office:value="0.233859635999579" calcext:value-type="float">
            <text:p>0.233859635999579</text:p>
          </table:table-cell>
        </table:table-row>
        <table:table-row table:style-name="ro1">
          <table:table-cell office:value-type="float" office:value="1.57495885899971" calcext:value-type="float">
            <text:p>1.57495885899971</text:p>
          </table:table-cell>
          <table:table-cell office:value-type="float" office:value="109932" calcext:value-type="float">
            <text:p>109932</text:p>
          </table:table-cell>
          <table:table-cell office:value-type="float" office:value="76800" calcext:value-type="float">
            <text:p>76800</text:p>
          </table:table-cell>
          <table:table-cell office:value-type="float" office:value="0.667896334776335" calcext:value-type="float">
            <text:p>0.667896334776335</text:p>
          </table:table-cell>
          <table:table-cell office:value-type="float" office:value="0.23343518099955" calcext:value-type="float">
            <text:p>0.23343518099955</text:p>
          </table:table-cell>
        </table:table-row>
        <table:table-row table:style-name="ro1">
          <table:table-cell office:value-type="float" office:value="1.68248417699942" calcext:value-type="float">
            <text:p>1.68248417699942</text:p>
          </table:table-cell>
          <table:table-cell office:value-type="float" office:value="110392" calcext:value-type="float">
            <text:p>110392</text:p>
          </table:table-cell>
          <table:table-cell office:value-type="float" office:value="69600" calcext:value-type="float">
            <text:p>69600</text:p>
          </table:table-cell>
          <table:table-cell office:value-type="float" office:value="0.667650401154401" calcext:value-type="float">
            <text:p>0.667650401154401</text:p>
          </table:table-cell>
          <table:table-cell office:value-type="float" office:value="0.218082503000005" calcext:value-type="float">
            <text:p>0.218082503000005</text:p>
          </table:table-cell>
        </table:table-row>
        <table:table-row table:style-name="ro1">
          <table:table-cell office:value-type="float" office:value="1.80151667499922" calcext:value-type="float">
            <text:p>1.80151667499922</text:p>
          </table:table-cell>
          <table:table-cell office:value-type="float" office:value="110853" calcext:value-type="float">
            <text:p>110853</text:p>
          </table:table-cell>
          <table:table-cell office:value-type="float" office:value="76800" calcext:value-type="float">
            <text:p>76800</text:p>
          </table:table-cell>
          <table:table-cell office:value-type="float" office:value="0.659120320923521" calcext:value-type="float">
            <text:p>0.659120320923521</text:p>
          </table:table-cell>
          <table:table-cell office:value-type="float" office:value="0.227725040999758" calcext:value-type="float">
            <text:p>0.227725040999758</text:p>
          </table:table-cell>
        </table:table-row>
        <table:table-row table:style-name="ro1">
          <table:table-cell office:value-type="float" office:value="1.90273504699962" calcext:value-type="float">
            <text:p>1.90273504699962</text:p>
          </table:table-cell>
          <table:table-cell office:value-type="float" office:value="111206" calcext:value-type="float">
            <text:p>111206</text:p>
          </table:table-cell>
          <table:table-cell office:value-type="float" office:value="67200" calcext:value-type="float">
            <text:p>67200</text:p>
          </table:table-cell>
          <table:table-cell office:value-type="float" office:value="0.644943315562346" calcext:value-type="float">
            <text:p>0.644943315562346</text:p>
          </table:table-cell>
          <table:table-cell office:value-type="float" office:value="0.211702754999351" calcext:value-type="float">
            <text:p>0.211702754999351</text:p>
          </table:table-cell>
        </table:table-row>
        <table:table-row table:style-name="ro1">
          <table:table-cell office:value-type="float" office:value="2.02597404599965" calcext:value-type="float">
            <text:p>2.02597404599965</text:p>
          </table:table-cell>
          <table:table-cell office:value-type="float" office:value="111585" calcext:value-type="float">
            <text:p>111585</text:p>
          </table:table-cell>
          <table:table-cell office:value-type="float" office:value="84000" calcext:value-type="float">
            <text:p>84000</text:p>
          </table:table-cell>
          <table:table-cell office:value-type="float" office:value="0.627065763560988" calcext:value-type="float">
            <text:p>0.627065763560988</text:p>
          </table:table-cell>
          <table:table-cell office:value-type="float" office:value="0.223439997999776" calcext:value-type="float">
            <text:p>0.223439997999776</text:p>
          </table:table-cell>
        </table:table-row>
        <table:table-row table:style-name="ro1">
          <table:table-cell office:value-type="float" office:value="2.12949059499988" calcext:value-type="float">
            <text:p>2.12949059499988</text:p>
          </table:table-cell>
          <table:table-cell office:value-type="float" office:value="111859" calcext:value-type="float">
            <text:p>111859</text:p>
          </table:table-cell>
          <table:table-cell office:value-type="float" office:value="92400" calcext:value-type="float">
            <text:p>92400</text:p>
          </table:table-cell>
          <table:table-cell office:value-type="float" office:value="0.606915768743527" calcext:value-type="float">
            <text:p>0.606915768743527</text:p>
          </table:table-cell>
          <table:table-cell office:value-type="float" office:value="0.32210466900051" calcext:value-type="float">
            <text:p>0.32210466900051</text:p>
          </table:table-cell>
        </table:table-row>
        <table:table-row table:style-name="ro1">
          <table:table-cell office:value-type="float" office:value="2.24765124299938" calcext:value-type="float">
            <text:p>2.24765124299938</text:p>
          </table:table-cell>
          <table:table-cell office:value-type="float" office:value="112122" calcext:value-type="float">
            <text:p>112122</text:p>
          </table:table-cell>
          <table:table-cell office:value-type="float" office:value="88800" calcext:value-type="float">
            <text:p>88800</text:p>
          </table:table-cell>
          <table:table-cell office:value-type="float" office:value="0.585532614994822" calcext:value-type="float">
            <text:p>0.585532614994822</text:p>
          </table:table-cell>
          <table:table-cell office:value-type="float" office:value="0.222299463999661" calcext:value-type="float">
            <text:p>0.222299463999661</text:p>
          </table:table-cell>
        </table:table-row>
        <table:table-row table:style-name="ro1">
          <table:table-cell office:value-type="float" office:value="2.35497292799937" calcext:value-type="float">
            <text:p>2.35497292799937</text:p>
          </table:table-cell>
          <table:table-cell office:value-type="float" office:value="112313" calcext:value-type="float">
            <text:p>112313</text:p>
          </table:table-cell>
          <table:table-cell office:value-type="float" office:value="82800" calcext:value-type="float">
            <text:p>82800</text:p>
          </table:table-cell>
          <table:table-cell office:value-type="float" office:value="0.563664187233953" calcext:value-type="float">
            <text:p>0.563664187233953</text:p>
          </table:table-cell>
          <table:table-cell office:value-type="float" office:value="0.22025117999965" calcext:value-type="float">
            <text:p>0.22025117999965</text:p>
          </table:table-cell>
        </table:table-row>
        <table:table-row table:style-name="ro1">
          <table:table-cell office:value-type="float" office:value="2.48627946599936" calcext:value-type="float">
            <text:p>2.48627946599936</text:p>
          </table:table-cell>
          <table:table-cell office:value-type="float" office:value="112485" calcext:value-type="float">
            <text:p>112485</text:p>
          </table:table-cell>
          <table:table-cell office:value-type="float" office:value="88800" calcext:value-type="float">
            <text:p>88800</text:p>
          </table:table-cell>
          <table:table-cell office:value-type="float" office:value="0.537887871526293" calcext:value-type="float">
            <text:p>0.537887871526293</text:p>
          </table:table-cell>
          <table:table-cell office:value-type="float" office:value="0.23567915700005" calcext:value-type="float">
            <text:p>0.23567915700005</text:p>
          </table:table-cell>
        </table:table-row>
        <table:table-row table:style-name="ro1">
          <table:table-cell office:value-type="float" office:value="2.59205442199982" calcext:value-type="float">
            <text:p>2.59205442199982</text:p>
          </table:table-cell>
          <table:table-cell office:value-type="float" office:value="112575" calcext:value-type="float">
            <text:p>112575</text:p>
          </table:table-cell>
          <table:table-cell office:value-type="float" office:value="74400" calcext:value-type="float">
            <text:p>74400</text:p>
          </table:table-cell>
          <table:table-cell office:value-type="float" office:value="0.430310297221034" calcext:value-type="float">
            <text:p>0.430310297221034</text:p>
          </table:table-cell>
          <table:table-cell office:value-type="float" office:value="0.227678448999541" calcext:value-type="float">
            <text:p>0.227678448999541</text:p>
          </table:table-cell>
        </table:table-row>
        <table:table-row table:style-name="ro1">
          <table:table-cell office:value-type="float" office:value="2.70976565399997" calcext:value-type="float">
            <text:p>2.70976565399997</text:p>
          </table:table-cell>
          <table:table-cell office:value-type="float" office:value="112623" calcext:value-type="float">
            <text:p>112623</text:p>
          </table:table-cell>
          <table:table-cell office:value-type="float" office:value="87600" calcext:value-type="float">
            <text:p>87600</text:p>
          </table:table-cell>
          <table:table-cell office:value-type="float" office:value="0.344248237776827" calcext:value-type="float">
            <text:p>0.344248237776827</text:p>
          </table:table-cell>
          <table:table-cell office:value-type="float" office:value="0.224045895000017" calcext:value-type="float">
            <text:p>0.224045895000017</text:p>
          </table:table-cell>
        </table:table-row>
        <table:table-row table:style-name="ro1">
          <table:table-cell office:value-type="float" office:value="2.81139145999987" calcext:value-type="float">
            <text:p>2.81139145999987</text:p>
          </table:table-cell>
          <table:table-cell office:value-type="float" office:value="112620" calcext:value-type="float">
            <text:p>112620</text:p>
          </table:table-cell>
          <table:table-cell office:value-type="float" office:value="75600" calcext:value-type="float">
            <text:p>75600</text:p>
          </table:table-cell>
          <table:table-cell office:value-type="float" office:value="0.275398590221462" calcext:value-type="float">
            <text:p>0.275398590221462</text:p>
          </table:table-cell>
          <table:table-cell office:value-type="float" office:value="0.214175944999624" calcext:value-type="float">
            <text:p>0.214175944999624</text:p>
          </table:table-cell>
        </table:table-row>
        <table:table-row table:style-name="ro1">
          <table:table-cell office:value-type="float" office:value="2.92682380299993" calcext:value-type="float">
            <text:p>2.92682380299993</text:p>
          </table:table-cell>
          <table:table-cell office:value-type="float" office:value="112569" calcext:value-type="float">
            <text:p>112569</text:p>
          </table:table-cell>
          <table:table-cell office:value-type="float" office:value="90000" calcext:value-type="float">
            <text:p>90000</text:p>
          </table:table-cell>
          <table:table-cell office:value-type="float" office:value="0.22031887217717" calcext:value-type="float">
            <text:p>0.22031887217717</text:p>
          </table:table-cell>
          <table:table-cell office:value-type="float" office:value="0.217026158999943" calcext:value-type="float">
            <text:p>0.217026158999943</text:p>
          </table:table-cell>
        </table:table-row>
        <table:table-row table:style-name="ro1">
          <table:table-cell office:value-type="float" office:value="3.03280379199987" calcext:value-type="float">
            <text:p>3.03280379199987</text:p>
          </table:table-cell>
          <table:table-cell office:value-type="float" office:value="112477" calcext:value-type="float">
            <text:p>112477</text:p>
          </table:table-cell>
          <table:table-cell office:value-type="float" office:value="86400" calcext:value-type="float">
            <text:p>86400</text:p>
          </table:table-cell>
          <table:table-cell office:value-type="float" office:value="0.176255097741736" calcext:value-type="float">
            <text:p>0.176255097741736</text:p>
          </table:table-cell>
          <table:table-cell office:value-type="float" office:value="0.222677128000214" calcext:value-type="float">
            <text:p>0.222677128000214</text:p>
          </table:table-cell>
        </table:table-row>
        <table:table-row table:style-name="ro1">
          <table:table-cell office:value-type="float" office:value="3.14429270799974" calcext:value-type="float">
            <text:p>3.14429270799974</text:p>
          </table:table-cell>
          <table:table-cell office:value-type="float" office:value="112336" calcext:value-type="float">
            <text:p>112336</text:p>
          </table:table-cell>
          <table:table-cell office:value-type="float" office:value="88800" calcext:value-type="float">
            <text:p>88800</text:p>
          </table:table-cell>
          <table:table-cell office:value-type="float" office:value="0.141004078193389" calcext:value-type="float">
            <text:p>0.141004078193389</text:p>
          </table:table-cell>
          <table:table-cell office:value-type="float" office:value="0.219039743999929" calcext:value-type="float">
            <text:p>0.219039743999929</text:p>
          </table:table-cell>
        </table:table-row>
        <table:table-row table:style-name="ro1">
          <table:table-cell office:value-type="float" office:value="3.24838983399968" calcext:value-type="float">
            <text:p>3.24838983399968</text:p>
          </table:table-cell>
          <table:table-cell office:value-type="float" office:value="112163" calcext:value-type="float">
            <text:p>112163</text:p>
          </table:table-cell>
          <table:table-cell office:value-type="float" office:value="79200" calcext:value-type="float">
            <text:p>79200</text:p>
          </table:table-cell>
          <table:table-cell office:value-type="float" office:value="0.112803262554711" calcext:value-type="float">
            <text:p>0.112803262554711</text:p>
          </table:table-cell>
          <table:table-cell office:value-type="float" office:value="0.208917020999252" calcext:value-type="float">
            <text:p>0.208917020999252</text:p>
          </table:table-cell>
        </table:table-row>
        <table:table-row table:style-name="ro1">
          <table:table-cell office:value-type="float" office:value="3.36296575799952" calcext:value-type="float">
            <text:p>3.36296575799952</text:p>
          </table:table-cell>
          <table:table-cell office:value-type="float" office:value="111928" calcext:value-type="float">
            <text:p>111928</text:p>
          </table:table-cell>
          <table:table-cell office:value-type="float" office:value="87600" calcext:value-type="float">
            <text:p>87600</text:p>
          </table:table-cell>
          <table:table-cell office:value-type="float" office:value="0.0902426100437687" calcext:value-type="float">
            <text:p>0.0902426100437687</text:p>
          </table:table-cell>
          <table:table-cell office:value-type="float" office:value="0.218072792000385" calcext:value-type="float">
            <text:p>0.218072792000385</text:p>
          </table:table-cell>
        </table:table-row>
        <table:table-row table:style-name="ro1">
          <table:table-cell office:value-type="float" office:value="3.46526427199933" calcext:value-type="float">
            <text:p>3.46526427199933</text:p>
          </table:table-cell>
          <table:table-cell office:value-type="float" office:value="111681" calcext:value-type="float">
            <text:p>111681</text:p>
          </table:table-cell>
          <table:table-cell office:value-type="float" office:value="79200" calcext:value-type="float">
            <text:p>79200</text:p>
          </table:table-cell>
          <table:table-cell office:value-type="float" office:value="0.0721940880350149" calcext:value-type="float">
            <text:p>0.0721940880350149</text:p>
          </table:table-cell>
          <table:table-cell office:value-type="float" office:value="0.213395734999722" calcext:value-type="float">
            <text:p>0.213395734999722</text:p>
          </table:table-cell>
        </table:table-row>
        <table:table-row table:style-name="ro1">
          <table:table-cell office:value-type="float" office:value="3.59668786899965" calcext:value-type="float">
            <text:p>3.59668786899965</text:p>
          </table:table-cell>
          <table:table-cell office:value-type="float" office:value="111315" calcext:value-type="float">
            <text:p>111315</text:p>
          </table:table-cell>
          <table:table-cell office:value-type="float" office:value="90000" calcext:value-type="float">
            <text:p>90000</text:p>
          </table:table-cell>
          <table:table-cell office:value-type="float" office:value="0.057755270428012" calcext:value-type="float">
            <text:p>0.057755270428012</text:p>
          </table:table-cell>
          <table:table-cell office:value-type="float" office:value="0.234118076999948" calcext:value-type="float">
            <text:p>0.234118076999948</text:p>
          </table:table-cell>
        </table:table-row>
        <table:table-row table:style-name="ro1">
          <table:table-cell office:value-type="float" office:value="3.79624777599929" calcext:value-type="float">
            <text:p>3.79624777599929</text:p>
          </table:table-cell>
          <table:table-cell office:value-type="float" office:value="110658" calcext:value-type="float">
            <text:p>110658</text:p>
          </table:table-cell>
          <table:table-cell office:value-type="float" office:value="73200" calcext:value-type="float">
            <text:p>73200</text:p>
          </table:table-cell>
          <table:table-cell office:value-type="float" office:value="0.0462042163424096" calcext:value-type="float">
            <text:p>0.0462042163424096</text:p>
          </table:table-cell>
          <table:table-cell office:value-type="float" office:value="0.197665632999815" calcext:value-type="float">
            <text:p>0.197665632999815</text:p>
          </table:table-cell>
        </table:table-row>
        <table:table-row table:style-name="ro1">
          <table:table-cell office:value-type="float" office:value="3.90075767599956" calcext:value-type="float">
            <text:p>3.90075767599956</text:p>
          </table:table-cell>
          <table:table-cell office:value-type="float" office:value="110271" calcext:value-type="float">
            <text:p>110271</text:p>
          </table:table-cell>
          <table:table-cell office:value-type="float" office:value="61200" calcext:value-type="float">
            <text:p>61200</text:p>
          </table:table-cell>
          <table:table-cell office:value-type="float" office:value="0.0369633730739277" calcext:value-type="float">
            <text:p>0.0369633730739277</text:p>
          </table:table-cell>
          <table:table-cell office:value-type="float" office:value="0.105585883999993" calcext:value-type="float">
            <text:p>0.105585883999993</text:p>
          </table:table-cell>
        </table:table-row>
        <table:table-row table:style-name="ro1">
          <table:table-cell office:value-type="float" office:value="4.02361882999958" calcext:value-type="float">
            <text:p>4.02361882999958</text:p>
          </table:table-cell>
          <table:table-cell office:value-type="float" office:value="109780" calcext:value-type="float">
            <text:p>109780</text:p>
          </table:table-cell>
          <table:table-cell office:value-type="float" office:value="78000" calcext:value-type="float">
            <text:p>78000</text:p>
          </table:table-cell>
          <table:table-cell office:value-type="float" office:value="0.0295706984591421" calcext:value-type="float">
            <text:p>0.0295706984591421</text:p>
          </table:table-cell>
          <table:table-cell office:value-type="float" office:value="0.22843416700016" calcext:value-type="float">
            <text:p>0.22843416700016</text:p>
          </table:table-cell>
        </table:table-row>
        <table:table-row table:style-name="ro1">
          <table:table-cell office:value-type="float" office:value="4.12737668099999" calcext:value-type="float">
            <text:p>4.12737668099999</text:p>
          </table:table-cell>
          <table:table-cell office:value-type="float" office:value="109339" calcext:value-type="float">
            <text:p>109339</text:p>
          </table:table-cell>
          <table:table-cell office:value-type="float" office:value="72000" calcext:value-type="float">
            <text:p>72000</text:p>
          </table:table-cell>
          <table:table-cell office:value-type="float" office:value="0.0236565587673137" calcext:value-type="float">
            <text:p>0.0236565587673137</text:p>
          </table:table-cell>
          <table:table-cell office:value-type="float" office:value="0.122955093999735" calcext:value-type="float">
            <text:p>0.122955093999735</text:p>
          </table:table-cell>
        </table:table-row>
        <table:table-row table:style-name="ro1">
          <table:table-cell office:value-type="float" office:value="4.26412853399961" calcext:value-type="float">
            <text:p>4.26412853399961</text:p>
          </table:table-cell>
          <table:table-cell office:value-type="float" office:value="108724" calcext:value-type="float">
            <text:p>108724</text:p>
          </table:table-cell>
          <table:table-cell office:value-type="float" office:value="91200" calcext:value-type="float">
            <text:p>91200</text:p>
          </table:table-cell>
          <table:table-cell office:value-type="float" office:value="0.018925247013851" calcext:value-type="float">
            <text:p>0.018925247013851</text:p>
          </table:table-cell>
          <table:table-cell office:value-type="float" office:value="0.24145600599968" calcext:value-type="float">
            <text:p>0.24145600599968</text:p>
          </table:table-cell>
        </table:table-row>
        <table:table-row table:style-name="ro1">
          <table:table-cell office:value-type="float" office:value="4.36523410299924" calcext:value-type="float">
            <text:p>4.36523410299924</text:p>
          </table:table-cell>
          <table:table-cell office:value-type="float" office:value="108248" calcext:value-type="float">
            <text:p>108248</text:p>
          </table:table-cell>
          <table:table-cell office:value-type="float" office:value="80400" calcext:value-type="float">
            <text:p>80400</text:p>
          </table:table-cell>
          <table:table-cell office:value-type="float" office:value="0.0151401976110808" calcext:value-type="float">
            <text:p>0.0151401976110808</text:p>
          </table:table-cell>
          <table:table-cell office:value-type="float" office:value="0.135317844999918" calcext:value-type="float">
            <text:p>0.135317844999918</text:p>
          </table:table-cell>
        </table:table-row>
        <table:table-row table:style-name="ro1">
          <table:table-cell office:value-type="float" office:value="4.4956279779999" calcext:value-type="float">
            <text:p>4.4956279779999</text:p>
          </table:table-cell>
          <table:table-cell office:value-type="float" office:value="107611" calcext:value-type="float">
            <text:p>107611</text:p>
          </table:table-cell>
          <table:table-cell office:value-type="float" office:value="96000" calcext:value-type="float">
            <text:p>96000</text:p>
          </table:table-cell>
          <table:table-cell office:value-type="float" office:value="0.0121121580888646" calcext:value-type="float">
            <text:p>0.0121121580888646</text:p>
          </table:table-cell>
          <table:table-cell office:value-type="float" office:value="0.231784327000241" calcext:value-type="float">
            <text:p>0.231784327000241</text:p>
          </table:table-cell>
        </table:table-row>
        <table:table-row table:style-name="ro1">
          <table:table-cell office:value-type="float" office:value="4.59664333599994" calcext:value-type="float">
            <text:p>4.59664333599994</text:p>
          </table:table-cell>
          <table:table-cell office:value-type="float" office:value="107103" calcext:value-type="float">
            <text:p>107103</text:p>
          </table:table-cell>
          <table:table-cell office:value-type="float" office:value="79192" calcext:value-type="float">
            <text:p>79192</text:p>
          </table:table-cell>
          <table:table-cell office:value-type="float" office:value="0.0096897264710917" calcext:value-type="float">
            <text:p>0.0096897264710917</text:p>
          </table:table-cell>
          <table:table-cell office:value-type="float" office:value="0.133086157999969" calcext:value-type="float">
            <text:p>0.133086157999969</text:p>
          </table:table-cell>
        </table:table-row>
        <table:table-row table:style-name="ro1">
          <table:table-cell office:value-type="float" office:value="4.73073434499929" calcext:value-type="float">
            <text:p>4.73073434499929</text:p>
          </table:table-cell>
          <table:table-cell office:value-type="float" office:value="106414" calcext:value-type="float">
            <text:p>106414</text:p>
          </table:table-cell>
          <table:table-cell office:value-type="float" office:value="97192" calcext:value-type="float">
            <text:p>97192</text:p>
          </table:table-cell>
          <table:table-cell office:value-type="float" office:value="0.00775178117687336" calcext:value-type="float">
            <text:p>0.00775178117687336</text:p>
          </table:table-cell>
          <table:table-cell office:value-type="float" office:value="0.234640861000116" calcext:value-type="float">
            <text:p>0.234640861000116</text:p>
          </table:table-cell>
        </table:table-row>
        <table:table-row table:style-name="ro1">
          <table:table-cell office:value-type="float" office:value="4.83202917600011" calcext:value-type="float">
            <text:p>4.83202917600011</text:p>
          </table:table-cell>
          <table:table-cell office:value-type="float" office:value="105885" calcext:value-type="float">
            <text:p>105885</text:p>
          </table:table-cell>
          <table:table-cell office:value-type="float" office:value="84000" calcext:value-type="float">
            <text:p>84000</text:p>
          </table:table-cell>
          <table:table-cell office:value-type="float" office:value="0.00620142494149869" calcext:value-type="float">
            <text:p>0.00620142494149869</text:p>
          </table:table-cell>
          <table:table-cell office:value-type="float" office:value="0.134081868999601" calcext:value-type="float">
            <text:p>0.134081868999601</text:p>
          </table:table-cell>
        </table:table-row>
        <table:table-row table:style-name="ro1">
          <table:table-cell office:value-type="float" office:value="4.95588836199931" calcext:value-type="float">
            <text:p>4.95588836199931</text:p>
          </table:table-cell>
          <table:table-cell office:value-type="float" office:value="105233" calcext:value-type="float">
            <text:p>105233</text:p>
          </table:table-cell>
          <table:table-cell office:value-type="float" office:value="98400" calcext:value-type="float">
            <text:p>98400</text:p>
          </table:table-cell>
          <table:table-cell office:value-type="float" office:value="0.00496113995319895" calcext:value-type="float">
            <text:p>0.00496113995319895</text:p>
          </table:table-cell>
          <table:table-cell office:value-type="float" office:value="0.225010563999604" calcext:value-type="float">
            <text:p>0.225010563999604</text:p>
          </table:table-cell>
        </table:table-row>
        <table:table-row table:style-name="ro1">
          <table:table-cell office:value-type="float" office:value="5.0577997499995" calcext:value-type="float">
            <text:p>5.0577997499995</text:p>
          </table:table-cell>
          <table:table-cell office:value-type="float" office:value="104694" calcext:value-type="float">
            <text:p>104694</text:p>
          </table:table-cell>
          <table:table-cell office:value-type="float" office:value="81600" calcext:value-type="float">
            <text:p>81600</text:p>
          </table:table-cell>
          <table:table-cell office:value-type="float" office:value="0.0456355786292258" calcext:value-type="float">
            <text:p>0.0456355786292258</text:p>
          </table:table-cell>
          <table:table-cell office:value-type="float" office:value="0.216708302999905" calcext:value-type="float">
            <text:p>0.216708302999905</text:p>
          </table:table-cell>
        </table:table-row>
        <table:table-row table:style-name="ro1">
          <table:table-cell office:value-type="float" office:value="5.18443988899981" calcext:value-type="float">
            <text:p>5.18443988899981</text:p>
          </table:table-cell>
          <table:table-cell office:value-type="float" office:value="104028" calcext:value-type="float">
            <text:p>104028</text:p>
          </table:table-cell>
          <table:table-cell office:value-type="float" office:value="97200" calcext:value-type="float">
            <text:p>97200</text:p>
          </table:table-cell>
          <table:table-cell office:value-type="float" office:value="0.0765084629033807" calcext:value-type="float">
            <text:p>0.0765084629033807</text:p>
          </table:table-cell>
          <table:table-cell office:value-type="float" office:value="0.228126521999911" calcext:value-type="float">
            <text:p>0.228126521999911</text:p>
          </table:table-cell>
        </table:table-row>
        <table:table-row table:style-name="ro1">
          <table:table-cell office:value-type="float" office:value="5.28681856299954" calcext:value-type="float">
            <text:p>5.28681856299954</text:p>
          </table:table-cell>
          <table:table-cell office:value-type="float" office:value="103494" calcext:value-type="float">
            <text:p>103494</text:p>
          </table:table-cell>
          <table:table-cell office:value-type="float" office:value="84000" calcext:value-type="float">
            <text:p>84000</text:p>
          </table:table-cell>
          <table:table-cell office:value-type="float" office:value="0.100422456597214" calcext:value-type="float">
            <text:p>0.100422456597214</text:p>
          </table:table-cell>
          <table:table-cell office:value-type="float" office:value="0.221274999000343" calcext:value-type="float">
            <text:p>0.221274999000343</text:p>
          </table:table-cell>
        </table:table-row>
        <table:table-row table:style-name="ro1">
          <table:table-cell office:value-type="float" office:value="5.39980566699978" calcext:value-type="float">
            <text:p>5.39980566699978</text:p>
          </table:table-cell>
          <table:table-cell office:value-type="float" office:value="102914" calcext:value-type="float">
            <text:p>102914</text:p>
          </table:table-cell>
          <table:table-cell office:value-type="float" office:value="98400" calcext:value-type="float">
            <text:p>98400</text:p>
          </table:table-cell>
          <table:table-cell office:value-type="float" office:value="0.11879950373931" calcext:value-type="float">
            <text:p>0.11879950373931</text:p>
          </table:table-cell>
          <table:table-cell office:value-type="float" office:value="0.2151506350001" calcext:value-type="float">
            <text:p>0.2151506350001</text:p>
          </table:table-cell>
        </table:table-row>
        <table:table-row table:style-name="ro1">
          <table:table-cell office:value-type="float" office:value="5.51725122399967" calcext:value-type="float">
            <text:p>5.51725122399967</text:p>
          </table:table-cell>
          <table:table-cell office:value-type="float" office:value="102324" calcext:value-type="float">
            <text:p>102324</text:p>
          </table:table-cell>
          <table:table-cell office:value-type="float" office:value="87600" calcext:value-type="float">
            <text:p>87600</text:p>
          </table:table-cell>
          <table:table-cell office:value-type="float" office:value="0.132775452048052" calcext:value-type="float">
            <text:p>0.132775452048052</text:p>
          </table:table-cell>
          <table:table-cell office:value-type="float" office:value="0.235210857999846" calcext:value-type="float">
            <text:p>0.235210857999846</text:p>
          </table:table-cell>
        </table:table-row>
        <table:table-row table:style-name="ro1">
          <table:table-cell office:value-type="float" office:value="5.62197086600008" calcext:value-type="float">
            <text:p>5.62197086600008</text:p>
          </table:table-cell>
          <table:table-cell office:value-type="float" office:value="101812" calcext:value-type="float">
            <text:p>101812</text:p>
          </table:table-cell>
          <table:table-cell office:value-type="float" office:value="82800" calcext:value-type="float">
            <text:p>82800</text:p>
          </table:table-cell>
          <table:table-cell office:value-type="float" office:value="0.143257398675478" calcext:value-type="float">
            <text:p>0.143257398675478</text:p>
          </table:table-cell>
          <table:table-cell office:value-type="float" office:value="0.218858778999675" calcext:value-type="float">
            <text:p>0.218858778999675</text:p>
          </table:table-cell>
        </table:table-row>
        <table:table-row table:style-name="ro1">
          <table:table-cell office:value-type="float" office:value="5.73284453299948" calcext:value-type="float">
            <text:p>5.73284453299948</text:p>
          </table:table-cell>
          <table:table-cell office:value-type="float" office:value="101289" calcext:value-type="float">
            <text:p>101289</text:p>
          </table:table-cell>
          <table:table-cell office:value-type="float" office:value="85200" calcext:value-type="float">
            <text:p>85200</text:p>
          </table:table-cell>
          <table:table-cell office:value-type="float" office:value="0.150969555304019" calcext:value-type="float">
            <text:p>0.150969555304019</text:p>
          </table:table-cell>
          <table:table-cell office:value-type="float" office:value="0.21591802400053" calcext:value-type="float">
            <text:p>0.21591802400053</text:p>
          </table:table-cell>
        </table:table-row>
        <table:table-row table:style-name="ro1">
          <table:table-cell office:value-type="float" office:value="5.84741290500006" calcext:value-type="float">
            <text:p>5.84741290500006</text:p>
          </table:table-cell>
          <table:table-cell office:value-type="float" office:value="100770" calcext:value-type="float">
            <text:p>100770</text:p>
          </table:table-cell>
          <table:table-cell office:value-type="float" office:value="81600" calcext:value-type="float">
            <text:p>81600</text:p>
          </table:table-cell>
          <table:table-cell office:value-type="float" office:value="0.156489929957501" calcext:value-type="float">
            <text:p>0.156489929957501</text:p>
          </table:table-cell>
          <table:table-cell office:value-type="float" office:value="0.221159337000245" calcext:value-type="float">
            <text:p>0.221159337000245</text:p>
          </table:table-cell>
        </table:table-row>
        <table:table-row table:style-name="ro1">
          <table:table-cell office:value-type="float" office:value="5.96631910999986" calcext:value-type="float">
            <text:p>5.96631910999986</text:p>
          </table:table-cell>
          <table:table-cell office:value-type="float" office:value="100260" calcext:value-type="float">
            <text:p>100260</text:p>
          </table:table-cell>
          <table:table-cell office:value-type="float" office:value="78000" calcext:value-type="float">
            <text:p>78000</text:p>
          </table:table-cell>
          <table:table-cell office:value-type="float" office:value="0.160279663264246" calcext:value-type="float">
            <text:p>0.160279663264246</text:p>
          </table:table-cell>
          <table:table-cell office:value-type="float" office:value="0.228405904999818" calcext:value-type="float">
            <text:p>0.228405904999818</text:p>
          </table:table-cell>
        </table:table-row>
        <table:table-row table:style-name="ro1">
          <table:table-cell office:value-type="float" office:value="6.07810194800004" calcext:value-type="float">
            <text:p>6.07810194800004</text:p>
          </table:table-cell>
          <table:table-cell office:value-type="float" office:value="99810" calcext:value-type="float">
            <text:p>99810</text:p>
          </table:table-cell>
          <table:table-cell office:value-type="float" office:value="70800" calcext:value-type="float">
            <text:p>70800</text:p>
          </table:table-cell>
          <table:table-cell office:value-type="float" office:value="0.128223730611397" calcext:value-type="float">
            <text:p>0.128223730611397</text:p>
          </table:table-cell>
          <table:table-cell office:value-type="float" office:value="0.223994971999673" calcext:value-type="float">
            <text:p>0.223994971999673</text:p>
          </table:table-cell>
        </table:table-row>
        <table:table-row table:style-name="ro1">
          <table:table-cell office:value-type="float" office:value="6.19848641999943" calcext:value-type="float">
            <text:p>6.19848641999943</text:p>
          </table:table-cell>
          <table:table-cell office:value-type="float" office:value="99359" calcext:value-type="float">
            <text:p>99359</text:p>
          </table:table-cell>
          <table:table-cell office:value-type="float" office:value="75600" calcext:value-type="float">
            <text:p>75600</text:p>
          </table:table-cell>
          <table:table-cell office:value-type="float" office:value="0.102578984489118" calcext:value-type="float">
            <text:p>0.102578984489118</text:p>
          </table:table-cell>
          <table:table-cell office:value-type="float" office:value="0.227153640000324" calcext:value-type="float">
            <text:p>0.227153640000324</text:p>
          </table:table-cell>
        </table:table-row>
        <table:table-row table:style-name="ro1">
          <table:table-cell office:value-type="float" office:value="6.30506639499981" calcext:value-type="float">
            <text:p>6.30506639499981</text:p>
          </table:table-cell>
          <table:table-cell office:value-type="float" office:value="98993" calcext:value-type="float">
            <text:p>98993</text:p>
          </table:table-cell>
          <table:table-cell office:value-type="float" office:value="91200" calcext:value-type="float">
            <text:p>91200</text:p>
          </table:table-cell>
          <table:table-cell office:value-type="float" office:value="0.0820631875912942" calcext:value-type="float">
            <text:p>0.0820631875912942</text:p>
          </table:table-cell>
          <table:table-cell office:value-type="float" office:value="0.33070486699944" calcext:value-type="float">
            <text:p>0.33070486699944</text:p>
          </table:table-cell>
        </table:table-row>
        <table:table-row table:style-name="ro1">
          <table:table-cell office:value-type="float" office:value="6.41396164799971" calcext:value-type="float">
            <text:p>6.41396164799971</text:p>
          </table:table-cell>
          <table:table-cell office:value-type="float" office:value="98653" calcext:value-type="float">
            <text:p>98653</text:p>
          </table:table-cell>
          <table:table-cell office:value-type="float" office:value="82800" calcext:value-type="float">
            <text:p>82800</text:p>
          </table:table-cell>
          <table:table-cell office:value-type="float" office:value="0.0656505500730353" calcext:value-type="float">
            <text:p>0.0656505500730353</text:p>
          </table:table-cell>
          <table:table-cell office:value-type="float" office:value="0.216484589999709" calcext:value-type="float">
            <text:p>0.216484589999709</text:p>
          </table:table-cell>
        </table:table-row>
        <table:table-row table:style-name="ro1">
          <table:table-cell office:value-type="float" office:value="6.53629421400001" calcext:value-type="float">
            <text:p>6.53629421400001</text:p>
          </table:table-cell>
          <table:table-cell office:value-type="float" office:value="98314" calcext:value-type="float">
            <text:p>98314</text:p>
          </table:table-cell>
          <table:table-cell office:value-type="float" office:value="82800" calcext:value-type="float">
            <text:p>82800</text:p>
          </table:table-cell>
          <table:table-cell office:value-type="float" office:value="0.0525204400584283" calcext:value-type="float">
            <text:p>0.0525204400584283</text:p>
          </table:table-cell>
          <table:table-cell office:value-type="float" office:value="0.229288325000198" calcext:value-type="float">
            <text:p>0.229288325000198</text:p>
          </table:table-cell>
        </table:table-row>
        <table:table-row table:style-name="ro1">
          <table:table-cell office:value-type="float" office:value="6.63840257399988" calcext:value-type="float">
            <text:p>6.63840257399988</text:p>
          </table:table-cell>
          <table:table-cell office:value-type="float" office:value="98068" calcext:value-type="float">
            <text:p>98068</text:p>
          </table:table-cell>
          <table:table-cell office:value-type="float" office:value="78000" calcext:value-type="float">
            <text:p>78000</text:p>
          </table:table-cell>
          <table:table-cell office:value-type="float" office:value="0.0420163520467426" calcext:value-type="float">
            <text:p>0.0420163520467426</text:p>
          </table:table-cell>
          <table:table-cell office:value-type="float" office:value="0.222050426999886" calcext:value-type="float">
            <text:p>0.222050426999886</text:p>
          </table:table-cell>
        </table:table-row>
        <table:table-row table:style-name="ro1">
          <table:table-cell office:value-type="float" office:value="6.75873664499977" calcext:value-type="float">
            <text:p>6.75873664499977</text:p>
          </table:table-cell>
          <table:table-cell office:value-type="float" office:value="97823" calcext:value-type="float">
            <text:p>97823</text:p>
          </table:table-cell>
          <table:table-cell office:value-type="float" office:value="84000" calcext:value-type="float">
            <text:p>84000</text:p>
          </table:table-cell>
          <table:table-cell office:value-type="float" office:value="0.0336130816373941" calcext:value-type="float">
            <text:p>0.0336130816373941</text:p>
          </table:table-cell>
          <table:table-cell office:value-type="float" office:value="0.222205457999735" calcext:value-type="float">
            <text:p>0.222205457999735</text:p>
          </table:table-cell>
        </table:table-row>
        <table:table-row table:style-name="ro1">
          <table:table-cell office:value-type="float" office:value="6.93616117999954" calcext:value-type="float">
            <text:p>6.93616117999954</text:p>
          </table:table-cell>
          <table:table-cell office:value-type="float" office:value="97557" calcext:value-type="float">
            <text:p>97557</text:p>
          </table:table-cell>
          <table:table-cell office:value-type="float" office:value="74400" calcext:value-type="float">
            <text:p>74400</text:p>
          </table:table-cell>
          <table:table-cell office:value-type="float" office:value="0.0268904653099153" calcext:value-type="float">
            <text:p>0.0268904653099153</text:p>
          </table:table-cell>
          <table:table-cell office:value-type="float" office:value="0.294876441999804" calcext:value-type="float">
            <text:p>0.294876441999804</text:p>
          </table:table-cell>
        </table:table-row>
        <table:table-row table:style-name="ro1">
          <table:table-cell office:value-type="float" office:value="7.05763850499989" calcext:value-type="float">
            <text:p>7.05763850499989</text:p>
          </table:table-cell>
          <table:table-cell office:value-type="float" office:value="97441" calcext:value-type="float">
            <text:p>97441</text:p>
          </table:table-cell>
          <table:table-cell office:value-type="float" office:value="55200" calcext:value-type="float">
            <text:p>55200</text:p>
          </table:table-cell>
          <table:table-cell office:value-type="float" office:value="0.0215123722479322" calcext:value-type="float">
            <text:p>0.0215123722479322</text:p>
          </table:table-cell>
          <table:table-cell office:value-type="float" office:value="0.121220603000438" calcext:value-type="float">
            <text:p>0.121220603000438</text:p>
          </table:table-cell>
        </table:table-row>
        <table:table-row table:style-name="ro1">
          <table:table-cell office:value-type="float" office:value="7.16568556799939" calcext:value-type="float">
            <text:p>7.16568556799939</text:p>
          </table:table-cell>
          <table:table-cell office:value-type="float" office:value="97385" calcext:value-type="float">
            <text:p>97385</text:p>
          </table:table-cell>
          <table:table-cell office:value-type="float" office:value="60000" calcext:value-type="float">
            <text:p>60000</text:p>
          </table:table-cell>
          <table:table-cell office:value-type="float" office:value="0.0172098977983458" calcext:value-type="float">
            <text:p>0.0172098977983458</text:p>
          </table:table-cell>
          <table:table-cell office:value-type="float" office:value="0.223084389000178" calcext:value-type="float">
            <text:p>0.223084389000178</text:p>
          </table:table-cell>
        </table:table-row>
        <table:table-row table:style-name="ro1">
          <table:table-cell office:value-type="float" office:value="7.27890247300002" calcext:value-type="float">
            <text:p>7.27890247300002</text:p>
          </table:table-cell>
          <table:table-cell office:value-type="float" office:value="97375" calcext:value-type="float">
            <text:p>97375</text:p>
          </table:table-cell>
          <table:table-cell office:value-type="float" office:value="70800" calcext:value-type="float">
            <text:p>70800</text:p>
          </table:table-cell>
          <table:table-cell office:value-type="float" office:value="0.0137679182386766" calcext:value-type="float">
            <text:p>0.0137679182386766</text:p>
          </table:table-cell>
          <table:table-cell office:value-type="float" office:value="0.217831105000187" calcext:value-type="float">
            <text:p>0.217831105000187</text:p>
          </table:table-cell>
        </table:table-row>
        <table:table-row table:style-name="ro1">
          <table:table-cell office:value-type="float" office:value="7.40821355299977" calcext:value-type="float">
            <text:p>7.40821355299977</text:p>
          </table:table-cell>
          <table:table-cell office:value-type="float" office:value="97424" calcext:value-type="float">
            <text:p>97424</text:p>
          </table:table-cell>
          <table:table-cell office:value-type="float" office:value="68400" calcext:value-type="float">
            <text:p>68400</text:p>
          </table:table-cell>
          <table:table-cell office:value-type="float" office:value="0.0110143345909413" calcext:value-type="float">
            <text:p>0.0110143345909413</text:p>
          </table:table-cell>
          <table:table-cell office:value-type="float" office:value="0.239696010999978" calcext:value-type="float">
            <text:p>0.239696010999978</text:p>
          </table:table-cell>
        </table:table-row>
        <table:table-row table:style-name="ro1">
          <table:table-cell office:value-type="float" office:value="7.527135757" calcext:value-type="float">
            <text:p>7.527135757</text:p>
          </table:table-cell>
          <table:table-cell office:value-type="float" office:value="97528" calcext:value-type="float">
            <text:p>97528</text:p>
          </table:table-cell>
          <table:table-cell office:value-type="float" office:value="63600" calcext:value-type="float">
            <text:p>63600</text:p>
          </table:table-cell>
          <table:table-cell office:value-type="float" office:value="0.00881146767275304" calcext:value-type="float">
            <text:p>0.00881146767275304</text:p>
          </table:table-cell>
          <table:table-cell office:value-type="float" office:value="0.11921018799967" calcext:value-type="float">
            <text:p>0.11921018799967</text:p>
          </table:table-cell>
        </table:table-row>
        <table:table-row table:style-name="ro1">
          <table:table-cell office:value-type="float" office:value="7.64029363099962" calcext:value-type="float">
            <text:p>7.64029363099962</text:p>
          </table:table-cell>
          <table:table-cell office:value-type="float" office:value="97679" calcext:value-type="float">
            <text:p>97679</text:p>
          </table:table-cell>
          <table:table-cell office:value-type="float" office:value="69600" calcext:value-type="float">
            <text:p>69600</text:p>
          </table:table-cell>
          <table:table-cell office:value-type="float" office:value="0.00704917413820243" calcext:value-type="float">
            <text:p>0.00704917413820243</text:p>
          </table:table-cell>
          <table:table-cell office:value-type="float" office:value="0.225256454999908" calcext:value-type="float">
            <text:p>0.225256454999908</text:p>
          </table:table-cell>
        </table:table-row>
        <table:table-row table:style-name="ro1">
          <table:table-cell office:value-type="float" office:value="7.75150688099984" calcext:value-type="float">
            <text:p>7.75150688099984</text:p>
          </table:table-cell>
          <table:table-cell office:value-type="float" office:value="97876" calcext:value-type="float">
            <text:p>97876</text:p>
          </table:table-cell>
          <table:table-cell office:value-type="float" office:value="69600" calcext:value-type="float">
            <text:p>69600</text:p>
          </table:table-cell>
          <table:table-cell office:value-type="float" office:value="0.00563933931056195" calcext:value-type="float">
            <text:p>0.00563933931056195</text:p>
          </table:table-cell>
          <table:table-cell office:value-type="float" office:value="0.219496235000406" calcext:value-type="float">
            <text:p>0.219496235000406</text:p>
          </table:table-cell>
        </table:table-row>
        <table:table-row table:style-name="ro1">
          <table:table-cell office:value-type="float" office:value="7.86379858500004" calcext:value-type="float">
            <text:p>7.86379858500004</text:p>
          </table:table-cell>
          <table:table-cell office:value-type="float" office:value="98123" calcext:value-type="float">
            <text:p>98123</text:p>
          </table:table-cell>
          <table:table-cell office:value-type="float" office:value="75600" calcext:value-type="float">
            <text:p>75600</text:p>
          </table:table-cell>
          <table:table-cell office:value-type="float" office:value="0.00451147144844956" calcext:value-type="float">
            <text:p>0.00451147144844956</text:p>
          </table:table-cell>
          <table:table-cell office:value-type="float" office:value="0.224947340999279" calcext:value-type="float">
            <text:p>0.224947340999279</text:p>
          </table:table-cell>
        </table:table-row>
        <table:table-row table:style-name="ro1">
          <table:table-cell office:value-type="float" office:value="7.98109421899972" calcext:value-type="float">
            <text:p>7.98109421899972</text:p>
          </table:table-cell>
          <table:table-cell office:value-type="float" office:value="98434" calcext:value-type="float">
            <text:p>98434</text:p>
          </table:table-cell>
          <table:table-cell office:value-type="float" office:value="74400" calcext:value-type="float">
            <text:p>74400</text:p>
          </table:table-cell>
          <table:table-cell office:value-type="float" office:value="0.00360917715875965" calcext:value-type="float">
            <text:p>0.00360917715875965</text:p>
          </table:table-cell>
          <table:table-cell office:value-type="float" office:value="0.227416671000356" calcext:value-type="float">
            <text:p>0.227416671000356</text:p>
          </table:table-cell>
        </table:table-row>
        <table:table-row table:style-name="ro1">
          <table:table-cell office:value-type="float" office:value="8.09502964199965" calcext:value-type="float">
            <text:p>8.09502964199965</text:p>
          </table:table-cell>
          <table:table-cell office:value-type="float" office:value="98785" calcext:value-type="float">
            <text:p>98785</text:p>
          </table:table-cell>
          <table:table-cell office:value-type="float" office:value="69600" calcext:value-type="float">
            <text:p>69600</text:p>
          </table:table-cell>
          <table:table-cell office:value-type="float" office:value="0.00288734172700772" calcext:value-type="float">
            <text:p>0.00288734172700772</text:p>
          </table:table-cell>
          <table:table-cell office:value-type="float" office:value="0.224643996999475" calcext:value-type="float">
            <text:p>0.224643996999475</text:p>
          </table:table-cell>
        </table:table-row>
        <table:table-row table:style-name="ro1">
          <table:table-cell office:value-type="float" office:value="8.21964894499979" calcext:value-type="float">
            <text:p>8.21964894499979</text:p>
          </table:table-cell>
          <table:table-cell office:value-type="float" office:value="99224" calcext:value-type="float">
            <text:p>99224</text:p>
          </table:table-cell>
          <table:table-cell office:value-type="float" office:value="73200" calcext:value-type="float">
            <text:p>73200</text:p>
          </table:table-cell>
          <table:table-cell office:value-type="float" office:value="0.00230987338160617" calcext:value-type="float">
            <text:p>0.00230987338160617</text:p>
          </table:table-cell>
          <table:table-cell office:value-type="float" office:value="0.232649563999985" calcext:value-type="float">
            <text:p>0.232649563999985</text:p>
          </table:table-cell>
        </table:table-row>
        <table:table-row table:style-name="ro1">
          <table:table-cell office:value-type="float" office:value="8.33697436900002" calcext:value-type="float">
            <text:p>8.33697436900002</text:p>
          </table:table-cell>
          <table:table-cell office:value-type="float" office:value="99688" calcext:value-type="float">
            <text:p>99688</text:p>
          </table:table-cell>
          <table:table-cell office:value-type="float" office:value="68400" calcext:value-type="float">
            <text:p>68400</text:p>
          </table:table-cell>
          <table:table-cell office:value-type="float" office:value="0.00184789870528494" calcext:value-type="float">
            <text:p>0.00184789870528494</text:p>
          </table:table-cell>
          <table:table-cell office:value-type="float" office:value="0.23230747999969" calcext:value-type="float">
            <text:p>0.23230747999969</text:p>
          </table:table-cell>
        </table:table-row>
        <table:table-row table:style-name="ro1">
          <table:table-cell office:value-type="float" office:value="8.46162687299966" calcext:value-type="float">
            <text:p>8.46162687299966</text:p>
          </table:table-cell>
          <table:table-cell office:value-type="float" office:value="100232" calcext:value-type="float">
            <text:p>100232</text:p>
          </table:table-cell>
          <table:table-cell office:value-type="float" office:value="74400" calcext:value-type="float">
            <text:p>74400</text:p>
          </table:table-cell>
          <table:table-cell office:value-type="float" office:value="0.00147831896422795" calcext:value-type="float">
            <text:p>0.00147831896422795</text:p>
          </table:table-cell>
          <table:table-cell office:value-type="float" office:value="0.236027635000028" calcext:value-type="float">
            <text:p>0.236027635000028</text:p>
          </table:table-cell>
        </table:table-row>
        <table:table-row table:style-name="ro1">
          <table:table-cell office:value-type="float" office:value="8.58038756399947" calcext:value-type="float">
            <text:p>8.58038756399947</text:p>
          </table:table-cell>
          <table:table-cell office:value-type="float" office:value="100797" calcext:value-type="float">
            <text:p>100797</text:p>
          </table:table-cell>
          <table:table-cell office:value-type="float" office:value="72000" calcext:value-type="float">
            <text:p>72000</text:p>
          </table:table-cell>
          <table:table-cell office:value-type="float" office:value="0.00118265517138236" calcext:value-type="float">
            <text:p>0.00118265517138236</text:p>
          </table:table-cell>
          <table:table-cell office:value-type="float" office:value="0.238010098999439" calcext:value-type="float">
            <text:p>0.238010098999439</text:p>
          </table:table-cell>
        </table:table-row>
        <table:table-row table:style-name="ro1">
          <table:table-cell office:value-type="float" office:value="8.69014070599951" calcext:value-type="float">
            <text:p>8.69014070599951</text:p>
          </table:table-cell>
          <table:table-cell office:value-type="float" office:value="101358" calcext:value-type="float">
            <text:p>101358</text:p>
          </table:table-cell>
          <table:table-cell office:value-type="float" office:value="69600" calcext:value-type="float">
            <text:p>69600</text:p>
          </table:table-cell>
          <table:table-cell office:value-type="float" office:value="0.000946124137105889" calcext:value-type="float">
            <text:p>0.000946124137105889</text:p>
          </table:table-cell>
          <table:table-cell office:value-type="float" office:value="0.221972424000342" calcext:value-type="float">
            <text:p>0.221972424000342</text:p>
          </table:table-cell>
        </table:table-row>
        <table:table-row table:style-name="ro1">
          <table:table-cell office:value-type="float" office:value="8.81789589699929" calcext:value-type="float">
            <text:p>8.81789589699929</text:p>
          </table:table-cell>
          <table:table-cell office:value-type="float" office:value="102054" calcext:value-type="float">
            <text:p>102054</text:p>
          </table:table-cell>
          <table:table-cell office:value-type="float" office:value="76800" calcext:value-type="float">
            <text:p>76800</text:p>
          </table:table-cell>
          <table:table-cell office:value-type="float" office:value="0.000756899309684711" calcext:value-type="float">
            <text:p>0.000756899309684711</text:p>
          </table:table-cell>
          <table:table-cell office:value-type="float" office:value="0.23412448199997" calcext:value-type="float">
            <text:p>0.23412448199997</text:p>
          </table:table-cell>
        </table:table-row>
        <table:table-row table:style-name="ro1">
          <table:table-cell office:value-type="float" office:value="8.92253255600008" calcext:value-type="float">
            <text:p>8.92253255600008</text:p>
          </table:table-cell>
          <table:table-cell office:value-type="float" office:value="102658" calcext:value-type="float">
            <text:p>102658</text:p>
          </table:table-cell>
          <table:table-cell office:value-type="float" office:value="69600" calcext:value-type="float">
            <text:p>69600</text:p>
          </table:table-cell>
          <table:table-cell office:value-type="float" office:value="0.000605519447747769" calcext:value-type="float">
            <text:p>0.000605519447747769</text:p>
          </table:table-cell>
          <table:table-cell office:value-type="float" office:value="0.128658321999865" calcext:value-type="float">
            <text:p>0.128658321999865</text:p>
          </table:table-cell>
        </table:table-row>
        <table:table-row table:style-name="ro1">
          <table:table-cell office:value-type="float" office:value="9.05878989999928" calcext:value-type="float">
            <text:p>9.05878989999928</text:p>
          </table:table-cell>
          <table:table-cell office:value-type="float" office:value="103483" calcext:value-type="float">
            <text:p>103483</text:p>
          </table:table-cell>
          <table:table-cell office:value-type="float" office:value="84000" calcext:value-type="float">
            <text:p>84000</text:p>
          </table:table-cell>
          <table:table-cell office:value-type="float" office:value="0.000484415558198215" calcext:value-type="float">
            <text:p>0.000484415558198215</text:p>
          </table:table-cell>
          <table:table-cell office:value-type="float" office:value="0.241229027999907" calcext:value-type="float">
            <text:p>0.241229027999907</text:p>
          </table:table-cell>
        </table:table-row>
        <table:table-row table:style-name="ro1">
          <table:table-cell office:value-type="float" office:value="9.1605948460001" calcext:value-type="float">
            <text:p>9.1605948460001</text:p>
          </table:table-cell>
          <table:table-cell office:value-type="float" office:value="104127" calcext:value-type="float">
            <text:p>104127</text:p>
          </table:table-cell>
          <table:table-cell office:value-type="float" office:value="74400" calcext:value-type="float">
            <text:p>74400</text:p>
          </table:table-cell>
          <table:table-cell office:value-type="float" office:value="0.000387532446558572" calcext:value-type="float">
            <text:p>0.000387532446558572</text:p>
          </table:table-cell>
          <table:table-cell office:value-type="float" office:value="0.135885769000197" calcext:value-type="float">
            <text:p>0.135885769000197</text:p>
          </table:table-cell>
        </table:table-row>
        <table:table-row table:style-name="ro1">
          <table:table-cell office:value-type="float" office:value="9.29451324099955" calcext:value-type="float">
            <text:p>9.29451324099955</text:p>
          </table:table-cell>
          <table:table-cell office:value-type="float" office:value="105005" calcext:value-type="float">
            <text:p>105005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0310025957246858" calcext:value-type="float">
            <text:p>0.000310025957246858</text:p>
          </table:table-cell>
          <table:table-cell office:value-type="float" office:value="0.23545731700051" calcext:value-type="float">
            <text:p>0.23545731700051</text:p>
          </table:table-cell>
        </table:table-row>
        <table:table-row table:style-name="ro1">
          <table:table-cell office:value-type="float" office:value="9.39618840499952" calcext:value-type="float">
            <text:p>9.39618840499952</text:p>
          </table:table-cell>
          <table:table-cell office:value-type="float" office:value="105692" calcext:value-type="float">
            <text:p>105692</text:p>
          </table:table-cell>
          <table:table-cell office:value-type="float" office:value="79200" calcext:value-type="float">
            <text:p>79200</text:p>
          </table:table-cell>
          <table:table-cell office:value-type="float" office:value="0.000248020765797486" calcext:value-type="float">
            <text:p>0.000248020765797486</text:p>
          </table:table-cell>
          <table:table-cell office:value-type="float" office:value="0.233851938000043" calcext:value-type="float">
            <text:p>0.233851938000043</text:p>
          </table:table-cell>
        </table:table-row>
        <table:table-row table:style-name="ro1">
          <table:table-cell office:value-type="float" office:value="9.53078168799948" calcext:value-type="float">
            <text:p>9.53078168799948</text:p>
          </table:table-cell>
          <table:table-cell office:value-type="float" office:value="106625" calcext:value-type="float">
            <text:p>106625</text:p>
          </table:table-cell>
          <table:table-cell office:value-type="float" office:value="87600" calcext:value-type="float">
            <text:p>87600</text:p>
          </table:table-cell>
          <table:table-cell office:value-type="float" office:value="0.000198416612637989" calcext:value-type="float">
            <text:p>0.000198416612637989</text:p>
          </table:table-cell>
          <table:table-cell office:value-type="float" office:value="0.235852942999372" calcext:value-type="float">
            <text:p>0.235852942999372</text:p>
          </table:table-cell>
        </table:table-row>
        <table:table-row table:style-name="ro1">
          <table:table-cell office:value-type="float" office:value="9.63782397699924" calcext:value-type="float">
            <text:p>9.63782397699924</text:p>
          </table:table-cell>
          <table:table-cell office:value-type="float" office:value="107381" calcext:value-type="float">
            <text:p>107381</text:p>
          </table:table-cell>
          <table:table-cell office:value-type="float" office:value="74400" calcext:value-type="float">
            <text:p>74400</text:p>
          </table:table-cell>
          <table:table-cell office:value-type="float" office:value="0.0214353290347912" calcext:value-type="float">
            <text:p>0.0214353290347912</text:p>
          </table:table-cell>
          <table:table-cell office:value-type="float" office:value="0.107917650000672" calcext:value-type="float">
            <text:p>0.107917650000672</text:p>
          </table:table-cell>
        </table:table-row>
        <table:table-row table:style-name="ro1">
          <table:table-cell office:value-type="float" office:value="9.77402929899927" calcext:value-type="float">
            <text:p>9.77402929899927</text:p>
          </table:table-cell>
          <table:table-cell office:value-type="float" office:value="108358" calcext:value-type="float">
            <text:p>108358</text:p>
          </table:table-cell>
          <table:table-cell office:value-type="float" office:value="90000" calcext:value-type="float">
            <text:p>90000</text:p>
          </table:table-cell>
          <table:table-cell office:value-type="float" office:value="0.0379815965611663" calcext:value-type="float">
            <text:p>0.0379815965611663</text:p>
          </table:table-cell>
          <table:table-cell office:value-type="float" office:value="0.244439116000649" calcext:value-type="float">
            <text:p>0.244439116000649</text:p>
          </table:table-cell>
        </table:table-row>
        <table:table-row table:style-name="ro1">
          <table:table-cell office:value-type="float" office:value="9.87718362099986" calcext:value-type="float">
            <text:p>9.87718362099986</text:p>
          </table:table-cell>
          <table:table-cell office:value-type="float" office:value="109106" calcext:value-type="float">
            <text:p>109106</text:p>
          </table:table-cell>
          <table:table-cell office:value-type="float" office:value="76800" calcext:value-type="float">
            <text:p>76800</text:p>
          </table:table-cell>
          <table:table-cell office:value-type="float" office:value="0.051003833949964" calcext:value-type="float">
            <text:p>0.051003833949964</text:p>
          </table:table-cell>
          <table:table-cell office:value-type="float" office:value="0.233271270000841" calcext:value-type="float">
            <text:p>0.233271270000841</text:p>
          </table:table-cell>
        </table:table-row>
        <table:table-row table:style-name="ro1">
          <table:table-cell office:value-type="float" office:value="10.0173085910001" calcext:value-type="float">
            <text:p>10.0173085910001</text:p>
          </table:table-cell>
          <table:table-cell office:value-type="float" office:value="110126" calcext:value-type="float">
            <text:p>110126</text:p>
          </table:table-cell>
          <table:table-cell office:value-type="float" office:value="87600" calcext:value-type="float">
            <text:p>87600</text:p>
          </table:table-cell>
          <table:table-cell office:value-type="float" office:value="0.0612112304252773" calcext:value-type="float">
            <text:p>0.0612112304252773</text:p>
          </table:table-cell>
          <table:table-cell office:value-type="float" office:value="0.243077328999789" calcext:value-type="float">
            <text:p>0.243077328999789</text:p>
          </table:table-cell>
        </table:table-row>
        <table:table-row table:style-name="ro1">
          <table:table-cell office:value-type="float" office:value="10.1257648769997" calcext:value-type="float">
            <text:p>10.1257648769997</text:p>
          </table:table-cell>
          <table:table-cell office:value-type="float" office:value="110915" calcext:value-type="float">
            <text:p>110915</text:p>
          </table:table-cell>
          <table:table-cell office:value-type="float" office:value="72000" calcext:value-type="float">
            <text:p>72000</text:p>
          </table:table-cell>
          <table:table-cell office:value-type="float" office:value="0.0691710045422421" calcext:value-type="float">
            <text:p>0.0691710045422421</text:p>
          </table:table-cell>
          <table:table-cell office:value-type="float" office:value="0.108229483000287" calcext:value-type="float">
            <text:p>0.108229483000287</text:p>
          </table:table-cell>
        </table:table-row>
        <table:table-row table:style-name="ro1">
          <table:table-cell office:value-type="float" office:value="10.25787752" calcext:value-type="float">
            <text:p>10.25787752</text:p>
          </table:table-cell>
          <table:table-cell office:value-type="float" office:value="111871" calcext:value-type="float">
            <text:p>111871</text:p>
          </table:table-cell>
          <table:table-cell office:value-type="float" office:value="85200" calcext:value-type="float">
            <text:p>85200</text:p>
          </table:table-cell>
          <table:table-cell office:value-type="float" office:value="0.0753368036337937" calcext:value-type="float">
            <text:p>0.0753368036337937</text:p>
          </table:table-cell>
          <table:table-cell office:value-type="float" office:value="0.237353110000186" calcext:value-type="float">
            <text:p>0.237353110000186</text:p>
          </table:table-cell>
        </table:table-row>
        <table:table-row table:style-name="ro1">
          <table:table-cell office:value-type="float" office:value="10.3607299179994" calcext:value-type="float">
            <text:p>10.3607299179994</text:p>
          </table:table-cell>
          <table:table-cell office:value-type="float" office:value="112607" calcext:value-type="float">
            <text:p>112607</text:p>
          </table:table-cell>
          <table:table-cell office:value-type="float" office:value="73200" calcext:value-type="float">
            <text:p>73200</text:p>
          </table:table-cell>
          <table:table-cell office:value-type="float" office:value="0.0800714231050547" calcext:value-type="float">
            <text:p>0.0800714231050547</text:p>
          </table:table-cell>
          <table:table-cell office:value-type="float" office:value="0.226363726999807" calcext:value-type="float">
            <text:p>0.226363726999807</text:p>
          </table:table-cell>
        </table:table-row>
        <table:table-row table:style-name="ro1">
          <table:table-cell office:value-type="float" office:value="10.5700544369993" calcext:value-type="float">
            <text:p>10.5700544369993</text:p>
          </table:table-cell>
          <table:table-cell office:value-type="float" office:value="114075" calcext:value-type="float">
            <text:p>114075</text:p>
          </table:table-cell>
          <table:table-cell office:value-type="float" office:value="88800" calcext:value-type="float">
            <text:p>88800</text:p>
          </table:table-cell>
          <table:table-cell office:value-type="float" office:value="0.0834746142121991" calcext:value-type="float">
            <text:p>0.0834746142121991</text:p>
          </table:table-cell>
          <table:table-cell office:value-type="float" office:value="0.311946164999426" calcext:value-type="float">
            <text:p>0.311946164999426</text:p>
          </table:table-cell>
        </table:table-row>
        <table:table-row table:style-name="ro1">
          <table:table-cell office:value-type="float" office:value="10.6752292819992" calcext:value-type="float">
            <text:p>10.6752292819992</text:p>
          </table:table-cell>
          <table:table-cell office:value-type="float" office:value="114791" calcext:value-type="float">
            <text:p>114791</text:p>
          </table:table-cell>
          <table:table-cell office:value-type="float" office:value="68400" calcext:value-type="float">
            <text:p>68400</text:p>
          </table:table-cell>
          <table:table-cell office:value-type="float" office:value="0.0858273104173784" calcext:value-type="float">
            <text:p>0.0858273104173784</text:p>
          </table:table-cell>
          <table:table-cell office:value-type="float" office:value="0.308322460000454" calcext:value-type="float">
            <text:p>0.308322460000454</text:p>
          </table:table-cell>
        </table:table-row>
        <table:table-row table:style-name="ro1">
          <table:table-cell office:value-type="float" office:value="10.8055419929997" calcext:value-type="float">
            <text:p>10.8055419929997</text:p>
          </table:table-cell>
          <table:table-cell office:value-type="float" office:value="115653" calcext:value-type="float">
            <text:p>115653</text:p>
          </table:table-cell>
          <table:table-cell office:value-type="float" office:value="76800" calcext:value-type="float">
            <text:p>76800</text:p>
          </table:table-cell>
          <table:table-cell office:value-type="float" office:value="0.0875297728622046" calcext:value-type="float">
            <text:p>0.0875297728622046</text:p>
          </table:table-cell>
          <table:table-cell office:value-type="float" office:value="0.235261593999894" calcext:value-type="float">
            <text:p>0.235261593999894</text:p>
          </table:table-cell>
        </table:table-row>
        <table:table-row table:style-name="ro1">
          <table:table-cell office:value-type="float" office:value="10.9086605229995" calcext:value-type="float">
            <text:p>10.9086605229995</text:p>
          </table:table-cell>
          <table:table-cell office:value-type="float" office:value="116312" calcext:value-type="float">
            <text:p>116312</text:p>
          </table:table-cell>
          <table:table-cell office:value-type="float" office:value="68400" calcext:value-type="float">
            <text:p>68400</text:p>
          </table:table-cell>
          <table:table-cell office:value-type="float" office:value="0.0887154070748104" calcext:value-type="float">
            <text:p>0.0887154070748104</text:p>
          </table:table-cell>
          <table:table-cell office:value-type="float" office:value="0.104203394000251" calcext:value-type="float">
            <text:p>0.104203394000251</text:p>
          </table:table-cell>
        </table:table-row>
        <table:table-row table:style-name="ro1">
          <table:table-cell office:value-type="float" office:value="11.0521813339992" calcext:value-type="float">
            <text:p>11.0521813339992</text:p>
          </table:table-cell>
          <table:table-cell office:value-type="float" office:value="117192" calcext:value-type="float">
            <text:p>117192</text:p>
          </table:table-cell>
          <table:table-cell office:value-type="float" office:value="88800" calcext:value-type="float">
            <text:p>88800</text:p>
          </table:table-cell>
          <table:table-cell office:value-type="float" office:value="0.0894908441783668" calcext:value-type="float">
            <text:p>0.0894908441783668</text:p>
          </table:table-cell>
          <table:table-cell office:value-type="float" office:value="0.247694114000296" calcext:value-type="float">
            <text:p>0.247694114000296</text:p>
          </table:table-cell>
        </table:table-row>
        <table:table-row table:style-name="ro1">
          <table:table-cell office:value-type="float" office:value="11.1541117699999" calcext:value-type="float">
            <text:p>11.1541117699999</text:p>
          </table:table-cell>
          <table:table-cell office:value-type="float" office:value="117786" calcext:value-type="float">
            <text:p>117786</text:p>
          </table:table-cell>
          <table:table-cell office:value-type="float" office:value="79200" calcext:value-type="float">
            <text:p>79200</text:p>
          </table:table-cell>
          <table:table-cell office:value-type="float" office:value="0.0899412991959045" calcext:value-type="float">
            <text:p>0.0899412991959045</text:p>
          </table:table-cell>
          <table:table-cell office:value-type="float" office:value="0.143643681999492" calcext:value-type="float">
            <text:p>0.143643681999492</text:p>
          </table:table-cell>
        </table:table-row>
        <table:table-row table:style-name="ro1">
          <table:table-cell office:value-type="float" office:value="11.2864574859996" calcext:value-type="float">
            <text:p>11.2864574859996</text:p>
          </table:table-cell>
          <table:table-cell office:value-type="float" office:value="118517" calcext:value-type="float">
            <text:p>118517</text:p>
          </table:table-cell>
          <table:table-cell office:value-type="float" office:value="96000" calcext:value-type="float">
            <text:p>96000</text:p>
          </table:table-cell>
          <table:table-cell office:value-type="float" office:value="0.0899710573747416" calcext:value-type="float">
            <text:p>0.0899710573747416</text:p>
          </table:table-cell>
          <table:table-cell office:value-type="float" office:value="0.23405658899992" calcext:value-type="float">
            <text:p>0.23405658899992</text:p>
          </table:table-cell>
        </table:table-row>
        <table:table-row table:style-name="ro1">
          <table:table-cell office:value-type="float" office:value="11.4031427609998" calcext:value-type="float">
            <text:p>11.4031427609998</text:p>
          </table:table-cell>
          <table:table-cell office:value-type="float" office:value="119120" calcext:value-type="float">
            <text:p>119120</text:p>
          </table:table-cell>
          <table:table-cell office:value-type="float" office:value="82800" calcext:value-type="float">
            <text:p>82800</text:p>
          </table:table-cell>
          <table:table-cell office:value-type="float" office:value="0.0898339887569361" calcext:value-type="float">
            <text:p>0.0898339887569361</text:p>
          </table:table-cell>
          <table:table-cell office:value-type="float" office:value="0.247090197000034" calcext:value-type="float">
            <text:p>0.247090197000034</text:p>
          </table:table-cell>
        </table:table-row>
        <table:table-row table:style-name="ro1">
          <table:table-cell office:value-type="float" office:value="11.5382447089996" calcext:value-type="float">
            <text:p>11.5382447089996</text:p>
          </table:table-cell>
          <table:table-cell office:value-type="float" office:value="119767" calcext:value-type="float">
            <text:p>119767</text:p>
          </table:table-cell>
          <table:table-cell office:value-type="float" office:value="84000" calcext:value-type="float">
            <text:p>84000</text:p>
          </table:table-cell>
          <table:table-cell office:value-type="float" office:value="0.0895663060497967" calcext:value-type="float">
            <text:p>0.0895663060497967</text:p>
          </table:table-cell>
          <table:table-cell office:value-type="float" office:value="0.247325389999787" calcext:value-type="float">
            <text:p>0.247325389999787</text:p>
          </table:table-cell>
        </table:table-row>
        <table:table-row table:style-name="ro1">
          <table:table-cell office:value-type="float" office:value="11.6439244499998" calcext:value-type="float">
            <text:p>11.6439244499998</text:p>
          </table:table-cell>
          <table:table-cell office:value-type="float" office:value="120231" calcext:value-type="float">
            <text:p>120231</text:p>
          </table:table-cell>
          <table:table-cell office:value-type="float" office:value="73200" calcext:value-type="float">
            <text:p>73200</text:p>
          </table:table-cell>
          <table:table-cell office:value-type="float" office:value="0.0891969044889602" calcext:value-type="float">
            <text:p>0.0891969044889602</text:p>
          </table:table-cell>
          <table:table-cell office:value-type="float" office:value="0.104496736999863" calcext:value-type="float">
            <text:p>0.104496736999863</text:p>
          </table:table-cell>
        </table:table-row>
        <table:table-row table:style-name="ro1">
          <table:table-cell office:value-type="float" office:value="11.7650512989994" calcext:value-type="float">
            <text:p>11.7650512989994</text:p>
          </table:table-cell>
          <table:table-cell office:value-type="float" office:value="120717" calcext:value-type="float">
            <text:p>120717</text:p>
          </table:table-cell>
          <table:table-cell office:value-type="float" office:value="88800" calcext:value-type="float">
            <text:p>88800</text:p>
          </table:table-cell>
          <table:table-cell office:value-type="float" office:value="0.0887488279389942" calcext:value-type="float">
            <text:p>0.0887488279389942</text:p>
          </table:table-cell>
          <table:table-cell office:value-type="float" office:value="0.225899678999667" calcext:value-type="float">
            <text:p>0.225899678999667</text:p>
          </table:table-cell>
        </table:table-row>
        <table:table-row table:style-name="ro1">
          <table:table-cell office:value-type="float" office:value="11.8675233109998" calcext:value-type="float">
            <text:p>11.8675233109998</text:p>
          </table:table-cell>
          <table:table-cell office:value-type="float" office:value="121088" calcext:value-type="float">
            <text:p>121088</text:p>
          </table:table-cell>
          <table:table-cell office:value-type="float" office:value="80400" calcext:value-type="float">
            <text:p>80400</text:p>
          </table:table-cell>
          <table:table-cell office:value-type="float" office:value="0.0882404416615402" calcext:value-type="float">
            <text:p>0.0882404416615402</text:p>
          </table:table-cell>
          <table:table-cell office:value-type="float" office:value="0.225852599000064" calcext:value-type="float">
            <text:p>0.225852599000064</text:p>
          </table:table-cell>
        </table:table-row>
        <table:table-row table:style-name="ro1">
          <table:table-cell office:value-type="float" office:value="12.0030210939995" calcext:value-type="float">
            <text:p>12.0030210939995</text:p>
          </table:table-cell>
          <table:table-cell office:value-type="float" office:value="121519" calcext:value-type="float">
            <text:p>121519</text:p>
          </table:table-cell>
          <table:table-cell office:value-type="float" office:value="88800" calcext:value-type="float">
            <text:p>88800</text:p>
          </table:table-cell>
          <table:table-cell office:value-type="float" office:value="0.0875415058716051" calcext:value-type="float">
            <text:p>0.0875415058716051</text:p>
          </table:table-cell>
          <table:table-cell office:value-type="float" office:value="0.238339948999965" calcext:value-type="float">
            <text:p>0.238339948999965</text:p>
          </table:table-cell>
        </table:table-row>
        <table:table-row table:style-name="ro1">
          <table:table-cell office:value-type="float" office:value="12.1056260979994" calcext:value-type="float">
            <text:p>12.1056260979994</text:p>
          </table:table-cell>
          <table:table-cell office:value-type="float" office:value="121800" calcext:value-type="float">
            <text:p>121800</text:p>
          </table:table-cell>
          <table:table-cell office:value-type="float" office:value="76800" calcext:value-type="float">
            <text:p>76800</text:p>
          </table:table-cell>
          <table:table-cell office:value-type="float" office:value="0.0868399273863597" calcext:value-type="float">
            <text:p>0.0868399273863597</text:p>
          </table:table-cell>
          <table:table-cell office:value-type="float" office:value="0.227056802999869" calcext:value-type="float">
            <text:p>0.227056802999869</text:p>
          </table:table-cell>
        </table:table-row>
        <table:table-row table:style-name="ro1">
          <table:table-cell office:value-type="float" office:value="12.2286063989995" calcext:value-type="float">
            <text:p>12.2286063989995</text:p>
          </table:table-cell>
          <table:table-cell office:value-type="float" office:value="122083" calcext:value-type="float">
            <text:p>122083</text:p>
          </table:table-cell>
          <table:table-cell office:value-type="float" office:value="92400" calcext:value-type="float">
            <text:p>92400</text:p>
          </table:table-cell>
          <table:table-cell office:value-type="float" office:value="0.0861386085757544" calcext:value-type="float">
            <text:p>0.0861386085757544</text:p>
          </table:table-cell>
          <table:table-cell office:value-type="float" office:value="0.224610663000021" calcext:value-type="float">
            <text:p>0.224610663000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7:10:38.079074898</dc:date>
    <meta:editing-duration>PT12M39S</meta:editing-duration>
    <meta:editing-cycles>1</meta:editing-cycles>
    <meta:document-statistic meta:table-count="1" meta:cell-count="4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67cm" svg:height="17.479cm" xlink:href=".." xlink:type="simple" chart:class="chart:scatter" chart:style-name="ch1">
        <chart:legend chart:legend-position="end" svg:x="28.715cm" svg:y="8.191cm" style:legend-expansion="high" chart:style-name="ch2"/>
        <chart:plot-area chart:style-name="ch3" table:cell-range-address="data.A1:data.A100 data.D1:data.E100" svg:x="0.631cm" svg:y="0.349cm" svg:width="27.453cm" svg:height="16.781cm">
          <chart:coordinate-region svg:x="1.358cm" svg:y="0.548cm" svg:width="26.539cm" svg:height="15.9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:data.D100" chart:class="chart:scatter">
            <chart:domain table:cell-range-address="data.A1:data.A100"/>
            <chart:data-point chart:repeated="100"/>
          </chart:series>
          <chart:series chart:style-name="ch8" chart:values-cell-range-address="data.E1:data.E100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480834999238">
                <text:p>0.271480834999238</text:p>
                <draw:g>
                  <svg:desc>data.A1:data.A100</svg:desc>
                </draw:g>
              </table:table-cell>
              <table:table-cell office:value-type="float" office:value="NaN">
                <text:p>NaN</text:p>
                <draw:g>
                  <svg:desc>data.D1:data.D100</svg:desc>
                </draw:g>
              </table:table-cell>
              <table:table-cell office:value-type="float" office:value="0">
                <text:p>0</text:p>
                <draw:g>
                  <svg:desc>data.E1:data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105750999821">
                <text:p>0.598105750999821</text:p>
              </table:table-cell>
              <table:table-cell office:value-type="float" office:value="0">
                <text:p>0</text:p>
              </table:table-cell>
              <table:table-cell office:value-type="float" office:value="0.315050085000621">
                <text:p>0.315050085000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6016734999539">
                <text:p>0.766016734999539</text:p>
              </table:table-cell>
              <table:table-cell office:value-type="float" office:value="0">
                <text:p>0</text:p>
              </table:table-cell>
              <table:table-cell office:value-type="float" office:value="0.160051548000411">
                <text:p>0.160051548000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8931656999848">
                <text:p>0.868931656999848</text:p>
              </table:table-cell>
              <table:table-cell office:value-type="float" office:value="0">
                <text:p>0</text:p>
              </table:table-cell>
              <table:table-cell office:value-type="float" office:value="0.104167237999718">
                <text:p>0.10416723799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0787509999791">
                <text:p>0.990787509999791</text:p>
              </table:table-cell>
              <table:table-cell office:value-type="float" office:value="0.25">
                <text:p>0.25</text:p>
              </table:table-cell>
              <table:table-cell office:value-type="float" office:value="0.225279002000207">
                <text:p>0.225279002000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707274499964">
                <text:p>1.10707274499964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5692147999653">
                <text:p>0.115692147999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873999399941">
                <text:p>1.21873999399941</text:p>
              </table:table-cell>
              <table:table-cell office:value-type="float" office:value="0.537777777777778">
                <text:p>0.537777777777778</text:p>
              </table:table-cell>
              <table:table-cell office:value-type="float" office:value="0.22330436700031">
                <text:p>0.2233043670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832467999946">
                <text:p>1.33832467999946</text:p>
              </table:table-cell>
              <table:table-cell office:value-type="float" office:value="0.612040404040404">
                <text:p>0.612040404040404</text:p>
              </table:table-cell>
              <table:table-cell office:value-type="float" office:value="0.227321896999456">
                <text:p>0.227321896999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794155499971">
                <text:p>1.45794155499971</text:p>
              </table:table-cell>
              <table:table-cell office:value-type="float" office:value="0.65629898989899">
                <text:p>0.65629898989899</text:p>
              </table:table-cell>
              <table:table-cell office:value-type="float" office:value="0.233859635999579">
                <text:p>0.233859635999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495885899971">
                <text:p>1.57495885899971</text:p>
              </table:table-cell>
              <table:table-cell office:value-type="float" office:value="0.667896334776335">
                <text:p>0.667896334776335</text:p>
              </table:table-cell>
              <table:table-cell office:value-type="float" office:value="0.23343518099955">
                <text:p>0.23343518099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248417699942">
                <text:p>1.68248417699942</text:p>
              </table:table-cell>
              <table:table-cell office:value-type="float" office:value="0.667650401154401">
                <text:p>0.667650401154401</text:p>
              </table:table-cell>
              <table:table-cell office:value-type="float" office:value="0.218082503000005">
                <text:p>0.218082503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0151667499922">
                <text:p>1.80151667499922</text:p>
              </table:table-cell>
              <table:table-cell office:value-type="float" office:value="0.659120320923521">
                <text:p>0.659120320923521</text:p>
              </table:table-cell>
              <table:table-cell office:value-type="float" office:value="0.227725040999758">
                <text:p>0.227725040999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0273504699962">
                <text:p>1.90273504699962</text:p>
              </table:table-cell>
              <table:table-cell office:value-type="float" office:value="0.644943315562346">
                <text:p>0.644943315562346</text:p>
              </table:table-cell>
              <table:table-cell office:value-type="float" office:value="0.211702754999351">
                <text:p>0.211702754999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597404599965">
                <text:p>2.02597404599965</text:p>
              </table:table-cell>
              <table:table-cell office:value-type="float" office:value="0.627065763560988">
                <text:p>0.627065763560988</text:p>
              </table:table-cell>
              <table:table-cell office:value-type="float" office:value="0.223439997999776">
                <text:p>0.22343999799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949059499988">
                <text:p>2.12949059499988</text:p>
              </table:table-cell>
              <table:table-cell office:value-type="float" office:value="0.606915768743527">
                <text:p>0.606915768743527</text:p>
              </table:table-cell>
              <table:table-cell office:value-type="float" office:value="0.32210466900051">
                <text:p>0.3221046690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765124299938">
                <text:p>2.24765124299938</text:p>
              </table:table-cell>
              <table:table-cell office:value-type="float" office:value="0.585532614994822">
                <text:p>0.585532614994822</text:p>
              </table:table-cell>
              <table:table-cell office:value-type="float" office:value="0.222299463999661">
                <text:p>0.222299463999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497292799937">
                <text:p>2.35497292799937</text:p>
              </table:table-cell>
              <table:table-cell office:value-type="float" office:value="0.563664187233953">
                <text:p>0.563664187233953</text:p>
              </table:table-cell>
              <table:table-cell office:value-type="float" office:value="0.22025117999965">
                <text:p>0.22025117999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627946599936">
                <text:p>2.48627946599936</text:p>
              </table:table-cell>
              <table:table-cell office:value-type="float" office:value="0.537887871526293">
                <text:p>0.537887871526293</text:p>
              </table:table-cell>
              <table:table-cell office:value-type="float" office:value="0.23567915700005">
                <text:p>0.2356791570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9205442199982">
                <text:p>2.59205442199982</text:p>
              </table:table-cell>
              <table:table-cell office:value-type="float" office:value="0.430310297221034">
                <text:p>0.430310297221034</text:p>
              </table:table-cell>
              <table:table-cell office:value-type="float" office:value="0.227678448999541">
                <text:p>0.227678448999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976565399997">
                <text:p>2.70976565399997</text:p>
              </table:table-cell>
              <table:table-cell office:value-type="float" office:value="0.344248237776827">
                <text:p>0.344248237776827</text:p>
              </table:table-cell>
              <table:table-cell office:value-type="float" office:value="0.224045895000017">
                <text:p>0.224045895000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1139145999987">
                <text:p>2.81139145999987</text:p>
              </table:table-cell>
              <table:table-cell office:value-type="float" office:value="0.275398590221462">
                <text:p>0.275398590221462</text:p>
              </table:table-cell>
              <table:table-cell office:value-type="float" office:value="0.214175944999624">
                <text:p>0.214175944999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2682380299993">
                <text:p>2.92682380299993</text:p>
              </table:table-cell>
              <table:table-cell office:value-type="float" office:value="0.22031887217717">
                <text:p>0.22031887217717</text:p>
              </table:table-cell>
              <table:table-cell office:value-type="float" office:value="0.217026158999943">
                <text:p>0.217026158999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3280379199987">
                <text:p>3.03280379199987</text:p>
              </table:table-cell>
              <table:table-cell office:value-type="float" office:value="0.176255097741736">
                <text:p>0.176255097741736</text:p>
              </table:table-cell>
              <table:table-cell office:value-type="float" office:value="0.222677128000214">
                <text:p>0.222677128000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429270799974">
                <text:p>3.14429270799974</text:p>
              </table:table-cell>
              <table:table-cell office:value-type="float" office:value="0.141004078193389">
                <text:p>0.141004078193389</text:p>
              </table:table-cell>
              <table:table-cell office:value-type="float" office:value="0.219039743999929">
                <text:p>0.219039743999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4838983399968">
                <text:p>3.24838983399968</text:p>
              </table:table-cell>
              <table:table-cell office:value-type="float" office:value="0.112803262554711">
                <text:p>0.112803262554711</text:p>
              </table:table-cell>
              <table:table-cell office:value-type="float" office:value="0.208917020999252">
                <text:p>0.208917020999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6296575799952">
                <text:p>3.36296575799952</text:p>
              </table:table-cell>
              <table:table-cell office:value-type="float" office:value="0.0902426100437687">
                <text:p>0.0902426100437687</text:p>
              </table:table-cell>
              <table:table-cell office:value-type="float" office:value="0.218072792000385">
                <text:p>0.218072792000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6526427199933">
                <text:p>3.46526427199933</text:p>
              </table:table-cell>
              <table:table-cell office:value-type="float" office:value="0.0721940880350149">
                <text:p>0.0721940880350149</text:p>
              </table:table-cell>
              <table:table-cell office:value-type="float" office:value="0.213395734999722">
                <text:p>0.213395734999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9668786899965">
                <text:p>3.59668786899965</text:p>
              </table:table-cell>
              <table:table-cell office:value-type="float" office:value="0.057755270428012">
                <text:p>0.057755270428012</text:p>
              </table:table-cell>
              <table:table-cell office:value-type="float" office:value="0.234118076999948">
                <text:p>0.234118076999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9624777599929">
                <text:p>3.79624777599929</text:p>
              </table:table-cell>
              <table:table-cell office:value-type="float" office:value="0.0462042163424096">
                <text:p>0.0462042163424096</text:p>
              </table:table-cell>
              <table:table-cell office:value-type="float" office:value="0.197665632999815">
                <text:p>0.197665632999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0075767599956">
                <text:p>3.90075767599956</text:p>
              </table:table-cell>
              <table:table-cell office:value-type="float" office:value="0.0369633730739277">
                <text:p>0.0369633730739277</text:p>
              </table:table-cell>
              <table:table-cell office:value-type="float" office:value="0.105585883999993">
                <text:p>0.10558588399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2361882999958">
                <text:p>4.02361882999958</text:p>
              </table:table-cell>
              <table:table-cell office:value-type="float" office:value="0.0295706984591421">
                <text:p>0.0295706984591421</text:p>
              </table:table-cell>
              <table:table-cell office:value-type="float" office:value="0.22843416700016">
                <text:p>0.22843416700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2737668099999">
                <text:p>4.12737668099999</text:p>
              </table:table-cell>
              <table:table-cell office:value-type="float" office:value="0.0236565587673137">
                <text:p>0.0236565587673137</text:p>
              </table:table-cell>
              <table:table-cell office:value-type="float" office:value="0.122955093999735">
                <text:p>0.122955093999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6412853399961">
                <text:p>4.26412853399961</text:p>
              </table:table-cell>
              <table:table-cell office:value-type="float" office:value="0.018925247013851">
                <text:p>0.018925247013851</text:p>
              </table:table-cell>
              <table:table-cell office:value-type="float" office:value="0.24145600599968">
                <text:p>0.24145600599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6523410299924">
                <text:p>4.36523410299924</text:p>
              </table:table-cell>
              <table:table-cell office:value-type="float" office:value="0.0151401976110808">
                <text:p>0.0151401976110808</text:p>
              </table:table-cell>
              <table:table-cell office:value-type="float" office:value="0.135317844999918">
                <text:p>0.135317844999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956279779999">
                <text:p>4.4956279779999</text:p>
              </table:table-cell>
              <table:table-cell office:value-type="float" office:value="0.0121121580888646">
                <text:p>0.0121121580888646</text:p>
              </table:table-cell>
              <table:table-cell office:value-type="float" office:value="0.231784327000241">
                <text:p>0.231784327000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664333599994">
                <text:p>4.59664333599994</text:p>
              </table:table-cell>
              <table:table-cell office:value-type="float" office:value="0.0096897264710917">
                <text:p>0.0096897264710917</text:p>
              </table:table-cell>
              <table:table-cell office:value-type="float" office:value="0.133086157999969">
                <text:p>0.1330861579999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3073434499929">
                <text:p>4.73073434499929</text:p>
              </table:table-cell>
              <table:table-cell office:value-type="float" office:value="0.00775178117687336">
                <text:p>0.00775178117687336</text:p>
              </table:table-cell>
              <table:table-cell office:value-type="float" office:value="0.234640861000116">
                <text:p>0.234640861000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3202917600011">
                <text:p>4.83202917600011</text:p>
              </table:table-cell>
              <table:table-cell office:value-type="float" office:value="0.00620142494149869">
                <text:p>0.00620142494149869</text:p>
              </table:table-cell>
              <table:table-cell office:value-type="float" office:value="0.134081868999601">
                <text:p>0.134081868999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5588836199931">
                <text:p>4.95588836199931</text:p>
              </table:table-cell>
              <table:table-cell office:value-type="float" office:value="0.00496113995319895">
                <text:p>0.00496113995319895</text:p>
              </table:table-cell>
              <table:table-cell office:value-type="float" office:value="0.225010563999604">
                <text:p>0.225010563999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577997499995">
                <text:p>5.0577997499995</text:p>
              </table:table-cell>
              <table:table-cell office:value-type="float" office:value="0.0456355786292258">
                <text:p>0.0456355786292258</text:p>
              </table:table-cell>
              <table:table-cell office:value-type="float" office:value="0.216708302999905">
                <text:p>0.216708302999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8443988899981">
                <text:p>5.18443988899981</text:p>
              </table:table-cell>
              <table:table-cell office:value-type="float" office:value="0.0765084629033807">
                <text:p>0.0765084629033807</text:p>
              </table:table-cell>
              <table:table-cell office:value-type="float" office:value="0.228126521999911">
                <text:p>0.228126521999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8681856299954">
                <text:p>5.28681856299954</text:p>
              </table:table-cell>
              <table:table-cell office:value-type="float" office:value="0.100422456597214">
                <text:p>0.100422456597214</text:p>
              </table:table-cell>
              <table:table-cell office:value-type="float" office:value="0.221274999000343">
                <text:p>0.221274999000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9980566699978">
                <text:p>5.39980566699978</text:p>
              </table:table-cell>
              <table:table-cell office:value-type="float" office:value="0.11879950373931">
                <text:p>0.11879950373931</text:p>
              </table:table-cell>
              <table:table-cell office:value-type="float" office:value="0.2151506350001">
                <text:p>0.215150635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1725122399967">
                <text:p>5.51725122399967</text:p>
              </table:table-cell>
              <table:table-cell office:value-type="float" office:value="0.132775452048052">
                <text:p>0.132775452048052</text:p>
              </table:table-cell>
              <table:table-cell office:value-type="float" office:value="0.235210857999846">
                <text:p>0.235210857999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2197086600008">
                <text:p>5.62197086600008</text:p>
              </table:table-cell>
              <table:table-cell office:value-type="float" office:value="0.143257398675478">
                <text:p>0.143257398675478</text:p>
              </table:table-cell>
              <table:table-cell office:value-type="float" office:value="0.218858778999675">
                <text:p>0.218858778999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3284453299948">
                <text:p>5.73284453299948</text:p>
              </table:table-cell>
              <table:table-cell office:value-type="float" office:value="0.150969555304019">
                <text:p>0.150969555304019</text:p>
              </table:table-cell>
              <table:table-cell office:value-type="float" office:value="0.21591802400053">
                <text:p>0.21591802400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4741290500006">
                <text:p>5.84741290500006</text:p>
              </table:table-cell>
              <table:table-cell office:value-type="float" office:value="0.156489929957501">
                <text:p>0.156489929957501</text:p>
              </table:table-cell>
              <table:table-cell office:value-type="float" office:value="0.221159337000245">
                <text:p>0.221159337000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6631910999986">
                <text:p>5.96631910999986</text:p>
              </table:table-cell>
              <table:table-cell office:value-type="float" office:value="0.160279663264246">
                <text:p>0.160279663264246</text:p>
              </table:table-cell>
              <table:table-cell office:value-type="float" office:value="0.228405904999818">
                <text:p>0.228405904999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7810194800004">
                <text:p>6.07810194800004</text:p>
              </table:table-cell>
              <table:table-cell office:value-type="float" office:value="0.128223730611397">
                <text:p>0.128223730611397</text:p>
              </table:table-cell>
              <table:table-cell office:value-type="float" office:value="0.223994971999673">
                <text:p>0.223994971999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9848641999943">
                <text:p>6.19848641999943</text:p>
              </table:table-cell>
              <table:table-cell office:value-type="float" office:value="0.102578984489118">
                <text:p>0.102578984489118</text:p>
              </table:table-cell>
              <table:table-cell office:value-type="float" office:value="0.227153640000324">
                <text:p>0.227153640000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0506639499981">
                <text:p>6.30506639499981</text:p>
              </table:table-cell>
              <table:table-cell office:value-type="float" office:value="0.0820631875912942">
                <text:p>0.0820631875912942</text:p>
              </table:table-cell>
              <table:table-cell office:value-type="float" office:value="0.33070486699944">
                <text:p>0.33070486699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41396164799971">
                <text:p>6.41396164799971</text:p>
              </table:table-cell>
              <table:table-cell office:value-type="float" office:value="0.0656505500730353">
                <text:p>0.0656505500730353</text:p>
              </table:table-cell>
              <table:table-cell office:value-type="float" office:value="0.216484589999709">
                <text:p>0.216484589999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3629421400001">
                <text:p>6.53629421400001</text:p>
              </table:table-cell>
              <table:table-cell office:value-type="float" office:value="0.0525204400584283">
                <text:p>0.0525204400584283</text:p>
              </table:table-cell>
              <table:table-cell office:value-type="float" office:value="0.229288325000198">
                <text:p>0.229288325000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3840257399988">
                <text:p>6.63840257399988</text:p>
              </table:table-cell>
              <table:table-cell office:value-type="float" office:value="0.0420163520467426">
                <text:p>0.0420163520467426</text:p>
              </table:table-cell>
              <table:table-cell office:value-type="float" office:value="0.222050426999886">
                <text:p>0.222050426999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873664499977">
                <text:p>6.75873664499977</text:p>
              </table:table-cell>
              <table:table-cell office:value-type="float" office:value="0.0336130816373941">
                <text:p>0.0336130816373941</text:p>
              </table:table-cell>
              <table:table-cell office:value-type="float" office:value="0.222205457999735">
                <text:p>0.222205457999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3616117999954">
                <text:p>6.93616117999954</text:p>
              </table:table-cell>
              <table:table-cell office:value-type="float" office:value="0.0268904653099153">
                <text:p>0.0268904653099153</text:p>
              </table:table-cell>
              <table:table-cell office:value-type="float" office:value="0.294876441999804">
                <text:p>0.294876441999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5763850499989">
                <text:p>7.05763850499989</text:p>
              </table:table-cell>
              <table:table-cell office:value-type="float" office:value="0.0215123722479322">
                <text:p>0.0215123722479322</text:p>
              </table:table-cell>
              <table:table-cell office:value-type="float" office:value="0.121220603000438">
                <text:p>0.121220603000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6568556799939">
                <text:p>7.16568556799939</text:p>
              </table:table-cell>
              <table:table-cell office:value-type="float" office:value="0.0172098977983458">
                <text:p>0.0172098977983458</text:p>
              </table:table-cell>
              <table:table-cell office:value-type="float" office:value="0.223084389000178">
                <text:p>0.223084389000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7890247300002">
                <text:p>7.27890247300002</text:p>
              </table:table-cell>
              <table:table-cell office:value-type="float" office:value="0.0137679182386766">
                <text:p>0.0137679182386766</text:p>
              </table:table-cell>
              <table:table-cell office:value-type="float" office:value="0.217831105000187">
                <text:p>0.217831105000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40821355299977">
                <text:p>7.40821355299977</text:p>
              </table:table-cell>
              <table:table-cell office:value-type="float" office:value="0.0110143345909413">
                <text:p>0.0110143345909413</text:p>
              </table:table-cell>
              <table:table-cell office:value-type="float" office:value="0.239696010999978">
                <text:p>0.239696010999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27135757">
                <text:p>7.527135757</text:p>
              </table:table-cell>
              <table:table-cell office:value-type="float" office:value="0.00881146767275304">
                <text:p>0.00881146767275304</text:p>
              </table:table-cell>
              <table:table-cell office:value-type="float" office:value="0.11921018799967">
                <text:p>0.119210187999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4029363099962">
                <text:p>7.64029363099962</text:p>
              </table:table-cell>
              <table:table-cell office:value-type="float" office:value="0.00704917413820243">
                <text:p>0.00704917413820243</text:p>
              </table:table-cell>
              <table:table-cell office:value-type="float" office:value="0.225256454999908">
                <text:p>0.2252564549999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150688099984">
                <text:p>7.75150688099984</text:p>
              </table:table-cell>
              <table:table-cell office:value-type="float" office:value="0.00563933931056195">
                <text:p>0.00563933931056195</text:p>
              </table:table-cell>
              <table:table-cell office:value-type="float" office:value="0.219496235000406">
                <text:p>0.219496235000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6379858500004">
                <text:p>7.86379858500004</text:p>
              </table:table-cell>
              <table:table-cell office:value-type="float" office:value="0.00451147144844956">
                <text:p>0.00451147144844956</text:p>
              </table:table-cell>
              <table:table-cell office:value-type="float" office:value="0.224947340999279">
                <text:p>0.224947340999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8109421899972">
                <text:p>7.98109421899972</text:p>
              </table:table-cell>
              <table:table-cell office:value-type="float" office:value="0.00360917715875965">
                <text:p>0.00360917715875965</text:p>
              </table:table-cell>
              <table:table-cell office:value-type="float" office:value="0.227416671000356">
                <text:p>0.22741667100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09502964199965">
                <text:p>8.09502964199965</text:p>
              </table:table-cell>
              <table:table-cell office:value-type="float" office:value="0.00288734172700772">
                <text:p>0.00288734172700772</text:p>
              </table:table-cell>
              <table:table-cell office:value-type="float" office:value="0.224643996999475">
                <text:p>0.224643996999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1964894499979">
                <text:p>8.21964894499979</text:p>
              </table:table-cell>
              <table:table-cell office:value-type="float" office:value="0.00230987338160617">
                <text:p>0.00230987338160617</text:p>
              </table:table-cell>
              <table:table-cell office:value-type="float" office:value="0.232649563999985">
                <text:p>0.232649563999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3697436900002">
                <text:p>8.33697436900002</text:p>
              </table:table-cell>
              <table:table-cell office:value-type="float" office:value="0.00184789870528494">
                <text:p>0.00184789870528494</text:p>
              </table:table-cell>
              <table:table-cell office:value-type="float" office:value="0.23230747999969">
                <text:p>0.23230747999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162687299966">
                <text:p>8.46162687299966</text:p>
              </table:table-cell>
              <table:table-cell office:value-type="float" office:value="0.00147831896422795">
                <text:p>0.00147831896422795</text:p>
              </table:table-cell>
              <table:table-cell office:value-type="float" office:value="0.236027635000028">
                <text:p>0.236027635000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58038756399947">
                <text:p>8.58038756399947</text:p>
              </table:table-cell>
              <table:table-cell office:value-type="float" office:value="0.00118265517138236">
                <text:p>0.00118265517138236</text:p>
              </table:table-cell>
              <table:table-cell office:value-type="float" office:value="0.238010098999439">
                <text:p>0.238010098999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9014070599951">
                <text:p>8.69014070599951</text:p>
              </table:table-cell>
              <table:table-cell office:value-type="float" office:value="0.000946124137105889">
                <text:p>0.000946124137105889</text:p>
              </table:table-cell>
              <table:table-cell office:value-type="float" office:value="0.221972424000342">
                <text:p>0.221972424000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1789589699929">
                <text:p>8.81789589699929</text:p>
              </table:table-cell>
              <table:table-cell office:value-type="float" office:value="0.000756899309684711">
                <text:p>0.000756899309684711</text:p>
              </table:table-cell>
              <table:table-cell office:value-type="float" office:value="0.23412448199997">
                <text:p>0.23412448199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2253255600008">
                <text:p>8.92253255600008</text:p>
              </table:table-cell>
              <table:table-cell office:value-type="float" office:value="0.000605519447747769">
                <text:p>0.000605519447747769</text:p>
              </table:table-cell>
              <table:table-cell office:value-type="float" office:value="0.128658321999865">
                <text:p>0.128658321999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05878989999928">
                <text:p>9.05878989999928</text:p>
              </table:table-cell>
              <table:table-cell office:value-type="float" office:value="0.000484415558198215">
                <text:p>0.000484415558198215</text:p>
              </table:table-cell>
              <table:table-cell office:value-type="float" office:value="0.241229027999907">
                <text:p>0.241229027999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605948460001">
                <text:p>9.1605948460001</text:p>
              </table:table-cell>
              <table:table-cell office:value-type="float" office:value="0.000387532446558572">
                <text:p>0.000387532446558572</text:p>
              </table:table-cell>
              <table:table-cell office:value-type="float" office:value="0.135885769000197">
                <text:p>0.135885769000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29451324099955">
                <text:p>9.29451324099955</text:p>
              </table:table-cell>
              <table:table-cell office:value-type="float" office:value="0.000310025957246858">
                <text:p>0.000310025957246858</text:p>
              </table:table-cell>
              <table:table-cell office:value-type="float" office:value="0.23545731700051">
                <text:p>0.23545731700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39618840499952">
                <text:p>9.39618840499952</text:p>
              </table:table-cell>
              <table:table-cell office:value-type="float" office:value="0.000248020765797486">
                <text:p>0.000248020765797486</text:p>
              </table:table-cell>
              <table:table-cell office:value-type="float" office:value="0.233851938000043">
                <text:p>0.233851938000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53078168799948">
                <text:p>9.53078168799948</text:p>
              </table:table-cell>
              <table:table-cell office:value-type="float" office:value="0.000198416612637989">
                <text:p>0.000198416612637989</text:p>
              </table:table-cell>
              <table:table-cell office:value-type="float" office:value="0.235852942999372">
                <text:p>0.235852942999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63782397699924">
                <text:p>9.63782397699924</text:p>
              </table:table-cell>
              <table:table-cell office:value-type="float" office:value="0.0214353290347912">
                <text:p>0.0214353290347912</text:p>
              </table:table-cell>
              <table:table-cell office:value-type="float" office:value="0.107917650000672">
                <text:p>0.107917650000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77402929899927">
                <text:p>9.77402929899927</text:p>
              </table:table-cell>
              <table:table-cell office:value-type="float" office:value="0.0379815965611663">
                <text:p>0.0379815965611663</text:p>
              </table:table-cell>
              <table:table-cell office:value-type="float" office:value="0.244439116000649">
                <text:p>0.2444391160006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87718362099986">
                <text:p>9.87718362099986</text:p>
              </table:table-cell>
              <table:table-cell office:value-type="float" office:value="0.051003833949964">
                <text:p>0.051003833949964</text:p>
              </table:table-cell>
              <table:table-cell office:value-type="float" office:value="0.233271270000841">
                <text:p>0.233271270000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173085910001">
                <text:p>10.0173085910001</text:p>
              </table:table-cell>
              <table:table-cell office:value-type="float" office:value="0.0612112304252773">
                <text:p>0.0612112304252773</text:p>
              </table:table-cell>
              <table:table-cell office:value-type="float" office:value="0.243077328999789">
                <text:p>0.243077328999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257648769997">
                <text:p>10.1257648769997</text:p>
              </table:table-cell>
              <table:table-cell office:value-type="float" office:value="0.0691710045422421">
                <text:p>0.0691710045422421</text:p>
              </table:table-cell>
              <table:table-cell office:value-type="float" office:value="0.108229483000287">
                <text:p>0.1082294830002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5787752">
                <text:p>10.25787752</text:p>
              </table:table-cell>
              <table:table-cell office:value-type="float" office:value="0.0753368036337937">
                <text:p>0.0753368036337937</text:p>
              </table:table-cell>
              <table:table-cell office:value-type="float" office:value="0.237353110000186">
                <text:p>0.237353110000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3607299179994">
                <text:p>10.3607299179994</text:p>
              </table:table-cell>
              <table:table-cell office:value-type="float" office:value="0.0800714231050547">
                <text:p>0.0800714231050547</text:p>
              </table:table-cell>
              <table:table-cell office:value-type="float" office:value="0.226363726999807">
                <text:p>0.226363726999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5700544369993">
                <text:p>10.5700544369993</text:p>
              </table:table-cell>
              <table:table-cell office:value-type="float" office:value="0.0834746142121991">
                <text:p>0.0834746142121991</text:p>
              </table:table-cell>
              <table:table-cell office:value-type="float" office:value="0.311946164999426">
                <text:p>0.311946164999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6752292819992">
                <text:p>10.6752292819992</text:p>
              </table:table-cell>
              <table:table-cell office:value-type="float" office:value="0.0858273104173784">
                <text:p>0.0858273104173784</text:p>
              </table:table-cell>
              <table:table-cell office:value-type="float" office:value="0.308322460000454">
                <text:p>0.3083224600004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055419929997">
                <text:p>10.8055419929997</text:p>
              </table:table-cell>
              <table:table-cell office:value-type="float" office:value="0.0875297728622046">
                <text:p>0.0875297728622046</text:p>
              </table:table-cell>
              <table:table-cell office:value-type="float" office:value="0.235261593999894">
                <text:p>0.235261593999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086605229995">
                <text:p>10.9086605229995</text:p>
              </table:table-cell>
              <table:table-cell office:value-type="float" office:value="0.0887154070748104">
                <text:p>0.0887154070748104</text:p>
              </table:table-cell>
              <table:table-cell office:value-type="float" office:value="0.104203394000251">
                <text:p>0.104203394000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0521813339992">
                <text:p>11.0521813339992</text:p>
              </table:table-cell>
              <table:table-cell office:value-type="float" office:value="0.0894908441783668">
                <text:p>0.0894908441783668</text:p>
              </table:table-cell>
              <table:table-cell office:value-type="float" office:value="0.247694114000296">
                <text:p>0.247694114000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1541117699999">
                <text:p>11.1541117699999</text:p>
              </table:table-cell>
              <table:table-cell office:value-type="float" office:value="0.0899412991959045">
                <text:p>0.0899412991959045</text:p>
              </table:table-cell>
              <table:table-cell office:value-type="float" office:value="0.143643681999492">
                <text:p>0.143643681999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2864574859996">
                <text:p>11.2864574859996</text:p>
              </table:table-cell>
              <table:table-cell office:value-type="float" office:value="0.0899710573747416">
                <text:p>0.0899710573747416</text:p>
              </table:table-cell>
              <table:table-cell office:value-type="float" office:value="0.23405658899992">
                <text:p>0.234056588999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031427609998">
                <text:p>11.4031427609998</text:p>
              </table:table-cell>
              <table:table-cell office:value-type="float" office:value="0.0898339887569361">
                <text:p>0.0898339887569361</text:p>
              </table:table-cell>
              <table:table-cell office:value-type="float" office:value="0.247090197000034">
                <text:p>0.247090197000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5382447089996">
                <text:p>11.5382447089996</text:p>
              </table:table-cell>
              <table:table-cell office:value-type="float" office:value="0.0895663060497967">
                <text:p>0.0895663060497967</text:p>
              </table:table-cell>
              <table:table-cell office:value-type="float" office:value="0.247325389999787">
                <text:p>0.247325389999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6439244499998">
                <text:p>11.6439244499998</text:p>
              </table:table-cell>
              <table:table-cell office:value-type="float" office:value="0.0891969044889602">
                <text:p>0.0891969044889602</text:p>
              </table:table-cell>
              <table:table-cell office:value-type="float" office:value="0.104496736999863">
                <text:p>0.104496736999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7650512989994">
                <text:p>11.7650512989994</text:p>
              </table:table-cell>
              <table:table-cell office:value-type="float" office:value="0.0887488279389942">
                <text:p>0.0887488279389942</text:p>
              </table:table-cell>
              <table:table-cell office:value-type="float" office:value="0.225899678999667">
                <text:p>0.225899678999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8675233109998">
                <text:p>11.8675233109998</text:p>
              </table:table-cell>
              <table:table-cell office:value-type="float" office:value="0.0882404416615402">
                <text:p>0.0882404416615402</text:p>
              </table:table-cell>
              <table:table-cell office:value-type="float" office:value="0.225852599000064">
                <text:p>0.2258525990000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0030210939995">
                <text:p>12.0030210939995</text:p>
              </table:table-cell>
              <table:table-cell office:value-type="float" office:value="0.0875415058716051">
                <text:p>0.0875415058716051</text:p>
              </table:table-cell>
              <table:table-cell office:value-type="float" office:value="0.238339948999965">
                <text:p>0.2383399489999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1056260979994">
                <text:p>12.1056260979994</text:p>
              </table:table-cell>
              <table:table-cell office:value-type="float" office:value="0.0868399273863597">
                <text:p>0.0868399273863597</text:p>
              </table:table-cell>
              <table:table-cell office:value-type="float" office:value="0.227056802999869">
                <text:p>0.227056802999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2286063989995">
                <text:p>12.2286063989995</text:p>
              </table:table-cell>
              <table:table-cell office:value-type="float" office:value="0.0861386085757544">
                <text:p>0.0861386085757544</text:p>
              </table:table-cell>
              <table:table-cell office:value-type="float" office:value="0.224610663000021">
                <text:p>0.22461066300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